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2">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43">
      <style:graphic-properties draw:fill="none" draw:stroke="solid" svg:stroke-width="0.01042in" svg:stroke-color="#000000" svg:stroke-opacity="100%" draw:stroke-linejoin="miter" svg:stroke-linecap="butt"/>
    </style:style>
    <style:style style:family="graphic" style:name="a444">
      <style:graphic-properties draw:fill="none" draw:stroke="solid" svg:stroke-width="0.01042in" svg:stroke-color="#000000" svg:stroke-opacity="100%" draw:stroke-linejoin="miter" svg:stroke-linecap="butt"/>
    </style:style>
    <style:style style:family="drawing-page" style:name="a445">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6" style:parent-style-name="Graphics">
      <style:graphic-properties draw:fill="none" fo:clip="rect(0in, 0in, 4.36641in, 0in)"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420">
      <style:drawing-page-properties draw:fill="solid" draw:fill-color="#f3f2e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f3f2ee" draw:opacity="100%" draw:stroke="none" draw:auto-grow-width="false" draw:auto-grow-height="false" style:protect="position siz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01964in" draw:shadow-offset-y="0.01964in" draw:shadow-color="#000000" draw:shadow-opacity="40%" draw:auto-grow-width="false" draw:auto-grow-height="false" style:protect="position siz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3">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4" style:parent-style-name="Graphics">
      <style:graphic-properties draw:fill="none" draw:stroke="non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15%"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64">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5" style:parent-style-name="Graphics">
      <style:graphic-properties draw:fill="none"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430" style:parent-style-name="Graphics">
      <style:graphic-properties draw:fill="none" draw:stroke="non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Montserrat" style:font-pitch="variable"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Franklin Gothic Heavy" fo:font-size="0.52778in" style:font-size-asian="0.52778in" style:font-size-complex="0.52778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paragraph" style:name="a43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5">
      <style:graphic-properties style:protect="position siz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center" draw:fill="bitmap" draw:fill-image-name="a438" style:repeat="repeat" draw:fill-image-width="0.35336in" draw:fill-image-height="0.36003in" draw:fill-image-ref-point="top-left" draw:opacity="84%" draw:stroke="none" draw:shadow="visible" draw:shadow-offset-x="-0.00982in" draw:shadow-offset-y="0.00982in" draw:shadow-color="#000000" draw:shadow-opacity="32%" draw:auto-grow-width="false" draw:auto-grow-height="false" style:protect="position size"/>
      <style:paragraph-properties style:font-independent-line-spacing="true" style:writing-mode="lr-tb"/>
    </style:style>
  </office:automatic-styles>
  <office:body>
    <office:presentation>
      <draw:page draw:name="Slide1" draw:style-name="a420" draw:master-page-name="Master1-Layout1-title-Title-Slide" presentation:presentation-page-layout-name="Master1-PPL1" draw:id="Slide-256">
        <draw:custom-shape svg:x="0in" svg:y="0in" svg:width="13.33333in" svg:height="7.5in" draw:id="id123" draw:style-name="a423" draw:name="Rectangle 16">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ustom-shape svg:width="8.01147in" svg:height="6.30198in" draw:id="id124" draw:style-name="a426" draw:transform="translate(-4.00573in -3.15099in) rotate(-0.03491) translate(8.86399in 3.71179in)" draw:name="Rectangle 18">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custom-shape svg:width="6.09884in" svg:height="7.78572in" draw:id="id125" draw:style-name="a429" draw:transform="translate(-3.04942in -3.89286in) rotate(-1.6057) translate(8.86963in 3.69619in)" draw:name="Freeform: Shape 20">
          <svg:title/>
          <svg:desc/>
          <text:p text:style-name="a428" text:class-names="" text:cond-style-name=""><text:span text:style-name="a427" text:class-names=""/></text:p>
          <draw:enhanced-geometry xmlns:dr3d="urn:oasis:names:tc:opendocument:xmlns:dr3d:1.0" draw:type="non-primitive" svg:viewBox="0 0 5633928 7192213" draw:enhanced-path="M 0 5321182 L 7176 5292545 C 7874 5284550 3408 5282436 4191 5273215 L 11880 5237214 18963 5184548 26514 5148294 28826 5141304 28826 4904080 26241 4886580 28826 4827542 25306 4818968 28826 4761248 C 28328 4742134 29114 4709012 25835 4698008 L 17801 4693286 17096 4679416 C 17711 4678402 17198 4658407 17250 4657582 L 25682 4608673 20696 27254 C 28640 13408 30825 11178 44529 3139 L 64219 24 5549063 0 C 5549065 1 5549066 2 5549068 2 L 5553587 0 5596211 3034 C 5614708 3086 5629691 18066 5629738 36562 5635326 1229186 5635325 5966172 5629737 7158780 5629632 7177240 5614669 7192165 5596210 7192213 L 64205 7189772 C 44670 7189697 28876 7179028 28826 7165867 L 28826 6079439 18871 6043977 C 19309 6024074 25508 6019660 28826 6007501 L 28826 5521424 28826 5456903 18216 5420866 C 26699 5406368 10111 5395765 6056 5384020 L 815 5348515 C 543 5339404 272 5330293 0 5321182 Z N" draw:text-areas="?f138 ?f140 ?f139 ?f141" draw:glue-points="?f73 ?f74 ?f75 ?f76 ?f77 ?f78 ?f79 ?f80 ?f81 ?f82 ?f83 ?f84 ?f85 ?f86 ?f85 ?f87 ?f88 ?f89 ?f85 ?f90 ?f91 ?f92 ?f85 ?f93 ?f94 ?f95 ?f96 ?f97 ?f98 ?f99 ?f100 ?f101 ?f102 ?f103 ?f104 ?f105 ?f106 ?f107 ?f108 ?f109 ?f110 ?f111 ?f112 ?f113 ?f114 ?f111 ?f115 ?f116 ?f117 ?f118 ?f119 ?f120 ?f121 ?f122 ?f123 ?f124 ?f85 ?f125 ?f85 ?f126 ?f127 ?f128 ?f85 ?f129 ?f85 ?f130 ?f85 ?f131 ?f132 ?f133 ?f134 ?f135 ?f136 ?f137 ?f73 ?f74" draw:glue-point-leaving-directions="-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33928"/>
            <draw:equation draw:name="f7" draw:formula="?f4 / 7192213"/>
            <draw:equation draw:name="f8" draw:formula="5321182 * ?f4 / 7192213"/>
            <draw:equation draw:name="f9" draw:formula="5292545 * ?f4 / 7192213"/>
            <draw:equation draw:name="f10" draw:formula="5273215 * ?f4 / 7192213"/>
            <draw:equation draw:name="f11" draw:formula="5237214 * ?f4 / 7192213"/>
            <draw:equation draw:name="f12" draw:formula="5184548 * ?f4 / 7192213"/>
            <draw:equation draw:name="f13" draw:formula="5148294 * ?f4 / 7192213"/>
            <draw:equation draw:name="f14" draw:formula="5141304 * ?f4 / 7192213"/>
            <draw:equation draw:name="f15" draw:formula="4904080 * ?f4 / 7192213"/>
            <draw:equation draw:name="f16" draw:formula="4886580 * ?f4 / 7192213"/>
            <draw:equation draw:name="f17" draw:formula="4827542 * ?f4 / 7192213"/>
            <draw:equation draw:name="f18" draw:formula="4818968 * ?f4 / 7192213"/>
            <draw:equation draw:name="f19" draw:formula="4761248 * ?f4 / 7192213"/>
            <draw:equation draw:name="f20" draw:formula="4698008 * ?f4 / 7192213"/>
            <draw:equation draw:name="f21" draw:formula="4693286 * ?f4 / 7192213"/>
            <draw:equation draw:name="f22" draw:formula="4679416 * ?f4 / 7192213"/>
            <draw:equation draw:name="f23" draw:formula="4657582 * ?f4 / 7192213"/>
            <draw:equation draw:name="f24" draw:formula="4608673 * ?f4 / 7192213"/>
            <draw:equation draw:name="f25" draw:formula="27254 * ?f4 / 7192213"/>
            <draw:equation draw:name="f26" draw:formula="3139 * ?f4 / 7192213"/>
            <draw:equation draw:name="f27" draw:formula="24 * ?f4 / 7192213"/>
            <draw:equation draw:name="f28" draw:formula="0 * ?f4 / 7192213"/>
            <draw:equation draw:name="f29" draw:formula="2 * ?f4 / 7192213"/>
            <draw:equation draw:name="f30" draw:formula="3034 * ?f4 / 7192213"/>
            <draw:equation draw:name="f31" draw:formula="36562 * ?f4 / 7192213"/>
            <draw:equation draw:name="f32" draw:formula="7158780 * ?f4 / 7192213"/>
            <draw:equation draw:name="f33" draw:formula="7192213 * ?f4 / 7192213"/>
            <draw:equation draw:name="f34" draw:formula="7189772 * ?f4 / 7192213"/>
            <draw:equation draw:name="f35" draw:formula="7165867 * ?f4 / 7192213"/>
            <draw:equation draw:name="f36" draw:formula="6079439 * ?f4 / 7192213"/>
            <draw:equation draw:name="f37" draw:formula="6043977 * ?f4 / 7192213"/>
            <draw:equation draw:name="f38" draw:formula="6007501 * ?f4 / 7192213"/>
            <draw:equation draw:name="f39" draw:formula="5521424 * ?f4 / 7192213"/>
            <draw:equation draw:name="f40" draw:formula="5456903 * ?f4 / 7192213"/>
            <draw:equation draw:name="f41" draw:formula="5420866 * ?f4 / 7192213"/>
            <draw:equation draw:name="f42" draw:formula="5384020 * ?f4 / 7192213"/>
            <draw:equation draw:name="f43" draw:formula="5348515 * ?f4 / 7192213"/>
            <draw:equation draw:name="f44" draw:formula="0 * ?f5 / 5633928"/>
            <draw:equation draw:name="f45" draw:formula="7176 * ?f5 / 5633928"/>
            <draw:equation draw:name="f46" draw:formula="4191 * ?f5 / 5633928"/>
            <draw:equation draw:name="f47" draw:formula="11880 * ?f5 / 5633928"/>
            <draw:equation draw:name="f48" draw:formula="18963 * ?f5 / 5633928"/>
            <draw:equation draw:name="f49" draw:formula="26514 * ?f5 / 5633928"/>
            <draw:equation draw:name="f50" draw:formula="28826 * ?f5 / 5633928"/>
            <draw:equation draw:name="f51" draw:formula="26241 * ?f5 / 5633928"/>
            <draw:equation draw:name="f52" draw:formula="25306 * ?f5 / 5633928"/>
            <draw:equation draw:name="f53" draw:formula="25835 * ?f5 / 5633928"/>
            <draw:equation draw:name="f54" draw:formula="17801 * ?f5 / 5633928"/>
            <draw:equation draw:name="f55" draw:formula="17096 * ?f5 / 5633928"/>
            <draw:equation draw:name="f56" draw:formula="17250 * ?f5 / 5633928"/>
            <draw:equation draw:name="f57" draw:formula="25682 * ?f5 / 5633928"/>
            <draw:equation draw:name="f58" draw:formula="20696 * ?f5 / 5633928"/>
            <draw:equation draw:name="f59" draw:formula="44529 * ?f5 / 5633928"/>
            <draw:equation draw:name="f60" draw:formula="64219 * ?f5 / 5633928"/>
            <draw:equation draw:name="f61" draw:formula="5549063 * ?f5 / 5633928"/>
            <draw:equation draw:name="f62" draw:formula="5549068 * ?f5 / 5633928"/>
            <draw:equation draw:name="f63" draw:formula="5553587 * ?f5 / 5633928"/>
            <draw:equation draw:name="f64" draw:formula="5596211 * ?f5 / 5633928"/>
            <draw:equation draw:name="f65" draw:formula="5629738 * ?f5 / 5633928"/>
            <draw:equation draw:name="f66" draw:formula="5629737 * ?f5 / 5633928"/>
            <draw:equation draw:name="f67" draw:formula="5596210 * ?f5 / 5633928"/>
            <draw:equation draw:name="f68" draw:formula="64205 * ?f5 / 5633928"/>
            <draw:equation draw:name="f69" draw:formula="18871 * ?f5 / 5633928"/>
            <draw:equation draw:name="f70" draw:formula="18216 * ?f5 / 5633928"/>
            <draw:equation draw:name="f71" draw:formula="6056 * ?f5 / 5633928"/>
            <draw:equation draw:name="f72" draw:formula="815 * ?f5 / 5633928"/>
            <draw:equation draw:name="f73" draw:formula="?f44 / ?f6"/>
            <draw:equation draw:name="f74" draw:formula="?f8 / ?f7"/>
            <draw:equation draw:name="f75" draw:formula="?f45 / ?f6"/>
            <draw:equation draw:name="f76" draw:formula="?f9 / ?f7"/>
            <draw:equation draw:name="f77" draw:formula="?f46 / ?f6"/>
            <draw:equation draw:name="f78" draw:formula="?f10 / ?f7"/>
            <draw:equation draw:name="f79" draw:formula="?f47 / ?f6"/>
            <draw:equation draw:name="f80" draw:formula="?f11 / ?f7"/>
            <draw:equation draw:name="f81" draw:formula="?f48 / ?f6"/>
            <draw:equation draw:name="f82" draw:formula="?f12 / ?f7"/>
            <draw:equation draw:name="f83" draw:formula="?f49 / ?f6"/>
            <draw:equation draw:name="f84" draw:formula="?f13 / ?f7"/>
            <draw:equation draw:name="f85" draw:formula="?f50 / ?f6"/>
            <draw:equation draw:name="f86" draw:formula="?f14 / ?f7"/>
            <draw:equation draw:name="f87" draw:formula="?f15 / ?f7"/>
            <draw:equation draw:name="f88" draw:formula="?f51 / ?f6"/>
            <draw:equation draw:name="f89" draw:formula="?f16 / ?f7"/>
            <draw:equation draw:name="f90" draw:formula="?f17 / ?f7"/>
            <draw:equation draw:name="f91" draw:formula="?f52 / ?f6"/>
            <draw:equation draw:name="f92" draw:formula="?f18 / ?f7"/>
            <draw:equation draw:name="f93" draw:formula="?f19 / ?f7"/>
            <draw:equation draw:name="f94" draw:formula="?f53 / ?f6"/>
            <draw:equation draw:name="f95" draw:formula="?f20 / ?f7"/>
            <draw:equation draw:name="f96" draw:formula="?f54 / ?f6"/>
            <draw:equation draw:name="f97" draw:formula="?f21 / ?f7"/>
            <draw:equation draw:name="f98" draw:formula="?f55 / ?f6"/>
            <draw:equation draw:name="f99" draw:formula="?f22 / ?f7"/>
            <draw:equation draw:name="f100" draw:formula="?f56 / ?f6"/>
            <draw:equation draw:name="f101" draw:formula="?f23 / ?f7"/>
            <draw:equation draw:name="f102" draw:formula="?f57 / ?f6"/>
            <draw:equation draw:name="f103" draw:formula="?f24 / ?f7"/>
            <draw:equation draw:name="f104" draw:formula="?f58 / ?f6"/>
            <draw:equation draw:name="f105" draw:formula="?f25 / ?f7"/>
            <draw:equation draw:name="f106" draw:formula="?f59 / ?f6"/>
            <draw:equation draw:name="f107" draw:formula="?f26 / ?f7"/>
            <draw:equation draw:name="f108" draw:formula="?f60 / ?f6"/>
            <draw:equation draw:name="f109" draw:formula="?f27 / ?f7"/>
            <draw:equation draw:name="f110" draw:formula="?f61 / ?f6"/>
            <draw:equation draw:name="f111" draw:formula="?f28 / ?f7"/>
            <draw:equation draw:name="f112" draw:formula="?f62 / ?f6"/>
            <draw:equation draw:name="f113" draw:formula="?f29 / ?f7"/>
            <draw:equation draw:name="f114" draw:formula="?f63 / ?f6"/>
            <draw:equation draw:name="f115" draw:formula="?f64 / ?f6"/>
            <draw:equation draw:name="f116" draw:formula="?f30 / ?f7"/>
            <draw:equation draw:name="f117" draw:formula="?f65 / ?f6"/>
            <draw:equation draw:name="f118" draw:formula="?f31 / ?f7"/>
            <draw:equation draw:name="f119" draw:formula="?f66 / ?f6"/>
            <draw:equation draw:name="f120" draw:formula="?f32 / ?f7"/>
            <draw:equation draw:name="f121" draw:formula="?f67 / ?f6"/>
            <draw:equation draw:name="f122" draw:formula="?f33 / ?f7"/>
            <draw:equation draw:name="f123" draw:formula="?f68 / ?f6"/>
            <draw:equation draw:name="f124" draw:formula="?f34 / ?f7"/>
            <draw:equation draw:name="f125" draw:formula="?f35 / ?f7"/>
            <draw:equation draw:name="f126" draw:formula="?f36 / ?f7"/>
            <draw:equation draw:name="f127" draw:formula="?f69 / ?f6"/>
            <draw:equation draw:name="f128" draw:formula="?f37 / ?f7"/>
            <draw:equation draw:name="f129" draw:formula="?f38 / ?f7"/>
            <draw:equation draw:name="f130" draw:formula="?f39 / ?f7"/>
            <draw:equation draw:name="f131" draw:formula="?f40 / ?f7"/>
            <draw:equation draw:name="f132" draw:formula="?f70 / ?f6"/>
            <draw:equation draw:name="f133" draw:formula="?f41 / ?f7"/>
            <draw:equation draw:name="f134" draw:formula="?f71 / ?f6"/>
            <draw:equation draw:name="f135" draw:formula="?f42 / ?f7"/>
            <draw:equation draw:name="f136" draw:formula="?f72 / ?f6"/>
            <draw:equation draw:name="f137" draw:formula="?f43 / ?f7"/>
            <draw:equation draw:name="f138" draw:formula="?f0 / ?f6"/>
            <draw:equation draw:name="f139" draw:formula="?f1 / ?f6"/>
            <draw:equation draw:name="f140" draw:formula="?f2 / ?f7"/>
            <draw:equation draw:name="f141" draw:formula="?f3 / ?f7"/>
          </draw:enhanced-geometry>
        </draw:custom-shape>
        <draw:frame draw:id="id126" draw:style-name="a430" draw:transform="translate(-3.69469in -1.61643in) rotate(-0.03491) translate(8.864in 3.69581in)" draw:name="Image 4" svg:width="7.38938in" svg:height="3.23285in" style:rel-width="scale" style:rel-height="scale">
          <draw:image xlink:href="media/image1.png" xlink:type="simple" xlink:show="embed" xlink:actuate="onLoad"/>
          <svg:title/>
          <svg:desc/>
        </draw:frame>
        <draw:frame draw:id="id127" presentation:style-name="a434" draw:name="Titre 1" svg:x="1.33333in" svg:y="1.24516in" svg:width="5.33333in" svg:height="3.61968in" presentation:class="title" presentation:placeholder="false">
          <draw:text-box>
            <text:p text:style-name="a433" text:class-names="" text:cond-style-name=""><text:span text:style-name="a431" text:class-names="">Convert the  entity relationship model to a relational diagram</text:span><text:span text:style-name="a432" text:class-names=""/></text:p>
          </draw:text-box>
          <svg:title/>
          <svg:desc/>
        </draw:frame>
        <draw:g draw:name="Group 22" draw:id="id128" draw:style-name="a435">
          <svg:title/>
          <svg:desc/>
          <draw:g draw:name="Group 23" draw:id="id130">
            <svg:title/>
            <svg:desc/>
            <draw:connector draw:type="line" svg:x1="0.19077in" svg:y1="7.18804in" svg:x2="0.58237in" svg:y2="7.18804in" draw:id="id132" draw:style-name="a443" draw:name="Straight Connector 25">
              <svg:title/>
              <svg:desc/>
            </draw:connector>
            <draw:connector draw:type="line" svg:x1="0.18482in" svg:y1="7.18804in" svg:x2="0.58832in" svg:y2="7.18804in" draw:id="id133" draw:style-name="a444" draw:transform="translate(-0.38657in -7.18804in) rotate(-4.71239) translate(0.38657in 7.18804in)" draw:name="Straight Connector 26">
              <svg:title/>
              <svg:desc/>
            </draw:connector>
          </draw:g>
          <draw:custom-shape svg:x="0.3314in" svg:y="7.09164in" svg:width="0.11034in" svg:height="0.11034in" draw:id="id131" draw:style-name="a442" draw:name="Oval 24">
            <svg:title/>
            <svg:desc/>
            <text:p text:style-name="a441" text:class-names="" text:cond-style-name=""><text:span text:style-name="a4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width="0.48643in" svg:height="2.04329in" draw:id="id129" draw:style-name="a439" draw:transform="translate(-0.24322in -1.02165in) rotate(-4.27348) translate(12.16369in 6.77568in)" draw:name="Freeform: Shape 28">
          <svg:title/>
          <svg:desc/>
          <text:p text:style-name="a437" text:class-names="" text:cond-style-name=""><text:span text:style-name="a436" text:class-names=""/></text:p>
          <draw:enhanced-geometry xmlns:dr3d="urn:oasis:names:tc:opendocument:xmlns:dr3d:1.0" draw:type="non-primitive" svg:viewBox="0 0 555597 1999290" draw:enhanced-path="M 0 83880 L 49282 71215 C 91656 63184 135655 58277 174397 45224 225837 94025 195077 47856 242049 54744 L 326503 39434 343350 40491 349790 52348 355722 54552 374741 39676 C 402796 31662 441033 50452 469664 48453 478380 29604 496522 19255 521607 10408 L 555597 0 555597 1995494 537215 1991185 C 514565 1988101 490837 1988688 479386 1992931 L 462617 1999290 420522 1999290 382909 1988738 C 350860 1976654 320299 1963332 295360 1977122 281004 1978006 268406 1975325 256969 1970444 L 227096 1951548 222890 1935696 202274 1929911 197448 1925621 C 188240 1917376 178991 1909643 169099 1903786 158518 1969055 83191 1864739 92344 1925464 36140 1904645 59596 1967908 11266 1895947 L 0 1893933 Z N" draw:text-areas="?f114 ?f116 ?f115 ?f117" draw:glue-points="?f61 ?f62 ?f63 ?f64 ?f65 ?f66 ?f67 ?f68 ?f69 ?f70 ?f71 ?f72 ?f73 ?f74 ?f75 ?f76 ?f77 ?f78 ?f79 ?f80 ?f81 ?f82 ?f83 ?f84 ?f83 ?f85 ?f86 ?f87 ?f88 ?f89 ?f90 ?f91 ?f92 ?f91 ?f93 ?f94 ?f95 ?f96 ?f97 ?f98 ?f99 ?f100 ?f101 ?f102 ?f103 ?f104 ?f105 ?f106 ?f107 ?f108 ?f109 ?f110 ?f111 ?f112 ?f61 ?f113"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5597"/>
            <draw:equation draw:name="f7" draw:formula="?f4 / 1999290"/>
            <draw:equation draw:name="f8" draw:formula="0 * ?f5 / 555597"/>
            <draw:equation draw:name="f9" draw:formula="83880 * ?f4 / 1999290"/>
            <draw:equation draw:name="f10" draw:formula="49282 * ?f5 / 555597"/>
            <draw:equation draw:name="f11" draw:formula="71215 * ?f4 / 1999290"/>
            <draw:equation draw:name="f12" draw:formula="174397 * ?f5 / 555597"/>
            <draw:equation draw:name="f13" draw:formula="45224 * ?f4 / 1999290"/>
            <draw:equation draw:name="f14" draw:formula="242049 * ?f5 / 555597"/>
            <draw:equation draw:name="f15" draw:formula="54744 * ?f4 / 1999290"/>
            <draw:equation draw:name="f16" draw:formula="326503 * ?f5 / 555597"/>
            <draw:equation draw:name="f17" draw:formula="39434 * ?f4 / 1999290"/>
            <draw:equation draw:name="f18" draw:formula="343350 * ?f5 / 555597"/>
            <draw:equation draw:name="f19" draw:formula="40491 * ?f4 / 1999290"/>
            <draw:equation draw:name="f20" draw:formula="349790 * ?f5 / 555597"/>
            <draw:equation draw:name="f21" draw:formula="52348 * ?f4 / 1999290"/>
            <draw:equation draw:name="f22" draw:formula="355722 * ?f5 / 555597"/>
            <draw:equation draw:name="f23" draw:formula="54552 * ?f4 / 1999290"/>
            <draw:equation draw:name="f24" draw:formula="374741 * ?f5 / 555597"/>
            <draw:equation draw:name="f25" draw:formula="39676 * ?f4 / 1999290"/>
            <draw:equation draw:name="f26" draw:formula="469664 * ?f5 / 555597"/>
            <draw:equation draw:name="f27" draw:formula="48453 * ?f4 / 1999290"/>
            <draw:equation draw:name="f28" draw:formula="521607 * ?f5 / 555597"/>
            <draw:equation draw:name="f29" draw:formula="10408 * ?f4 / 1999290"/>
            <draw:equation draw:name="f30" draw:formula="555597 * ?f5 / 555597"/>
            <draw:equation draw:name="f31" draw:formula="0 * ?f4 / 1999290"/>
            <draw:equation draw:name="f32" draw:formula="1995494 * ?f4 / 1999290"/>
            <draw:equation draw:name="f33" draw:formula="537215 * ?f5 / 555597"/>
            <draw:equation draw:name="f34" draw:formula="1991185 * ?f4 / 1999290"/>
            <draw:equation draw:name="f35" draw:formula="479386 * ?f5 / 555597"/>
            <draw:equation draw:name="f36" draw:formula="1992931 * ?f4 / 1999290"/>
            <draw:equation draw:name="f37" draw:formula="462617 * ?f5 / 555597"/>
            <draw:equation draw:name="f38" draw:formula="1999290 * ?f4 / 1999290"/>
            <draw:equation draw:name="f39" draw:formula="420522 * ?f5 / 555597"/>
            <draw:equation draw:name="f40" draw:formula="382909 * ?f5 / 555597"/>
            <draw:equation draw:name="f41" draw:formula="1988738 * ?f4 / 1999290"/>
            <draw:equation draw:name="f42" draw:formula="295360 * ?f5 / 555597"/>
            <draw:equation draw:name="f43" draw:formula="1977122 * ?f4 / 1999290"/>
            <draw:equation draw:name="f44" draw:formula="256969 * ?f5 / 555597"/>
            <draw:equation draw:name="f45" draw:formula="1970444 * ?f4 / 1999290"/>
            <draw:equation draw:name="f46" draw:formula="227096 * ?f5 / 555597"/>
            <draw:equation draw:name="f47" draw:formula="1951548 * ?f4 / 1999290"/>
            <draw:equation draw:name="f48" draw:formula="222890 * ?f5 / 555597"/>
            <draw:equation draw:name="f49" draw:formula="1935696 * ?f4 / 1999290"/>
            <draw:equation draw:name="f50" draw:formula="202274 * ?f5 / 555597"/>
            <draw:equation draw:name="f51" draw:formula="1929911 * ?f4 / 1999290"/>
            <draw:equation draw:name="f52" draw:formula="197448 * ?f5 / 555597"/>
            <draw:equation draw:name="f53" draw:formula="1925621 * ?f4 / 1999290"/>
            <draw:equation draw:name="f54" draw:formula="169099 * ?f5 / 555597"/>
            <draw:equation draw:name="f55" draw:formula="1903786 * ?f4 / 1999290"/>
            <draw:equation draw:name="f56" draw:formula="92344 * ?f5 / 555597"/>
            <draw:equation draw:name="f57" draw:formula="1925464 * ?f4 / 1999290"/>
            <draw:equation draw:name="f58" draw:formula="11266 * ?f5 / 555597"/>
            <draw:equation draw:name="f59" draw:formula="1895947 * ?f4 / 1999290"/>
            <draw:equation draw:name="f60" draw:formula="1893933 * ?f4 / 1999290"/>
            <draw:equation draw:name="f61" draw:formula="?f8 / ?f6"/>
            <draw:equation draw:name="f62" draw:formula="?f9 / ?f7"/>
            <draw:equation draw:name="f63" draw:formula="?f10 / ?f6"/>
            <draw:equation draw:name="f64" draw:formula="?f11 / ?f7"/>
            <draw:equation draw:name="f65" draw:formula="?f12 / ?f6"/>
            <draw:equation draw:name="f66" draw:formula="?f13 / ?f7"/>
            <draw:equation draw:name="f67" draw:formula="?f14 / ?f6"/>
            <draw:equation draw:name="f68" draw:formula="?f15 / ?f7"/>
            <draw:equation draw:name="f69" draw:formula="?f16 / ?f6"/>
            <draw:equation draw:name="f70" draw:formula="?f17 / ?f7"/>
            <draw:equation draw:name="f71" draw:formula="?f18 / ?f6"/>
            <draw:equation draw:name="f72" draw:formula="?f19 / ?f7"/>
            <draw:equation draw:name="f73" draw:formula="?f20 / ?f6"/>
            <draw:equation draw:name="f74" draw:formula="?f21 / ?f7"/>
            <draw:equation draw:name="f75" draw:formula="?f22 / ?f6"/>
            <draw:equation draw:name="f76" draw:formula="?f23 / ?f7"/>
            <draw:equation draw:name="f77" draw:formula="?f24 / ?f6"/>
            <draw:equation draw:name="f78" draw:formula="?f25 / ?f7"/>
            <draw:equation draw:name="f79" draw:formula="?f26 / ?f6"/>
            <draw:equation draw:name="f80" draw:formula="?f27 / ?f7"/>
            <draw:equation draw:name="f81" draw:formula="?f28 / ?f6"/>
            <draw:equation draw:name="f82" draw:formula="?f29 / ?f7"/>
            <draw:equation draw:name="f83" draw:formula="?f30 / ?f6"/>
            <draw:equation draw:name="f84" draw:formula="?f31 / ?f7"/>
            <draw:equation draw:name="f85" draw:formula="?f32 / ?f7"/>
            <draw:equation draw:name="f86" draw:formula="?f33 / ?f6"/>
            <draw:equation draw:name="f87" draw:formula="?f34 / ?f7"/>
            <draw:equation draw:name="f88" draw:formula="?f35 / ?f6"/>
            <draw:equation draw:name="f89" draw:formula="?f36 / ?f7"/>
            <draw:equation draw:name="f90" draw:formula="?f37 / ?f6"/>
            <draw:equation draw:name="f91" draw:formula="?f38 / ?f7"/>
            <draw:equation draw:name="f92" draw:formula="?f39 / ?f6"/>
            <draw:equation draw:name="f93" draw:formula="?f40 / ?f6"/>
            <draw:equation draw:name="f94" draw:formula="?f41 / ?f7"/>
            <draw:equation draw:name="f95" draw:formula="?f42 / ?f6"/>
            <draw:equation draw:name="f96" draw:formula="?f43 / ?f7"/>
            <draw:equation draw:name="f97" draw:formula="?f44 / ?f6"/>
            <draw:equation draw:name="f98" draw:formula="?f45 / ?f7"/>
            <draw:equation draw:name="f99" draw:formula="?f46 / ?f6"/>
            <draw:equation draw:name="f100" draw:formula="?f47 / ?f7"/>
            <draw:equation draw:name="f101" draw:formula="?f48 / ?f6"/>
            <draw:equation draw:name="f102" draw:formula="?f49 / ?f7"/>
            <draw:equation draw:name="f103" draw:formula="?f50 / ?f6"/>
            <draw:equation draw:name="f104" draw:formula="?f51 / ?f7"/>
            <draw:equation draw:name="f105" draw:formula="?f52 / ?f6"/>
            <draw:equation draw:name="f106" draw:formula="?f53 / ?f7"/>
            <draw:equation draw:name="f107" draw:formula="?f54 / ?f6"/>
            <draw:equation draw:name="f108" draw:formula="?f55 / ?f7"/>
            <draw:equation draw:name="f109" draw:formula="?f56 / ?f6"/>
            <draw:equation draw:name="f110" draw:formula="?f57 / ?f7"/>
            <draw:equation draw:name="f111" draw:formula="?f58 / ?f6"/>
            <draw:equation draw:name="f112" draw:formula="?f59 / ?f7"/>
            <draw:equation draw:name="f113" draw:formula="?f60 / ?f7"/>
            <draw:equation draw:name="f114" draw:formula="?f0 / ?f6"/>
            <draw:equation draw:name="f115" draw:formula="?f1 / ?f6"/>
            <draw:equation draw:name="f116" draw:formula="?f2 / ?f7"/>
            <draw:equation draw:name="f117" draw:formula="?f3 / ?f7"/>
          </draw:enhanced-geometry>
        </draw:custom-shape>
      </draw:page>
      <draw:page draw:name="Slide2" draw:style-name="a445" draw:master-page-name="Master1-Layout2-obj-Title-and-Content" presentation:presentation-page-layout-name="Master1-PPL2" draw:id="Slide-257">
        <draw:frame draw:id="id134" draw:style-name="a446" draw:name="Image 4" svg:x="0.22917in" svg:y="0.4473in" svg:width="12.875in" svg:height="1.91217in" style:rel-width="scale" style:rel-height="scale">
          <draw:image xlink:href="media/image1.png" xlink:type="simple" xlink:show="embed" xlink:actuate="onLoad"/>
          <svg:title/>
          <svg:desc/>
        </draw:frame>
        <draw:frame draw:id="id135" draw:style-name="a463" draw:name="ZoneTexte 7" svg:x="3.51667in" svg:y="3.81054in" svg:width="5.8375in" svg:height="1.14293in">
          <draw:text-box>
            <text:p text:style-name="a456" text:class-names="" text:cond-style-name=""><text:span text:style-name="a447" text:class-names="">Hotel(</text:span><text:span text:style-name="a448" text:class-names="">Hotel_id</text:span><text:span text:style-name="a449" text:class-names="">,</text:span><text:span text:style-name="a450" text:class-names="">Hotel_</text:span><text:span text:style-name="a451" text:class-names="">name</text:span><text:span text:style-name="a452" text:class-names="">,#</text:span><text:span text:style-name="a453" text:class-names="">Type_id</text:span><text:span text:style-name="a454" text:class-names="">)</text:span><text:span text:style-name="a455" text:class-names=""/></text:p>
            <text:p text:style-name="a462" text:class-names="" text:cond-style-name=""><text:span text:style-name="a457" text:class-names="">Type(</text:span><text:span text:style-name="a458" text:class-names="">Type_id,</text:span><text:span text:style-name="a459" text:class-names="">Type_name</text:span><text:span text:style-name="a460" text:class-names="">)</text:span><text:span text:style-name="a461" text:class-names=""/></text:p>
          </draw:text-box>
          <svg:title/>
          <svg:desc/>
        </draw:frame>
      </draw:page>
      <draw:page draw:name="Slide3" draw:style-name="a464" draw:master-page-name="Master1-Layout2-obj-Title-and-Content" presentation:presentation-page-layout-name="Master1-PPL2" draw:id="Slide-258">
        <draw:frame draw:id="id136" draw:style-name="a465" draw:name="Image 4" svg:x="1.69935in" svg:y="0.18301in" svg:width="9.86274in" svg:height="2.94118in" style:rel-width="scale" style:rel-height="scale">
          <draw:image xlink:href="media/image2.png" xlink:type="simple" xlink:show="embed" xlink:actuate="onLoad"/>
          <svg:title/>
          <svg:desc/>
        </draw:frame>
        <draw:frame draw:id="id137" draw:style-name="a492" draw:name="ZoneTexte 5" svg:x="3.125in" svg:y="4.25625in" svg:width="7.3375in" svg:height="1.98587in">
          <draw:text-box>
            <text:p text:style-name="a474" text:class-names="" text:cond-style-name=""><text:span text:style-name="a466" text:class-names="">Hotel(</text:span><text:span text:style-name="a467" text:class-names="">Hotel_id</text:span><text:span text:style-name="a468" text:class-names="">,</text:span><text:span text:style-name="a469" text:class-names="">Hotel_</text:span><text:span text:style-name="a470" text:class-names="">name</text:span><text:span text:style-name="a471" text:class-names="">,#</text:span><text:span text:style-name="a472" text:class-names="">Type_id</text:span><text:span text:style-name="a473" text:class-names="">)</text:span></text:p>
            <text:p text:style-name="a483" text:class-names="" text:cond-style-name=""><text:span text:style-name="a475" text:class-names="">Room(</text:span><text:span text:style-name="a476" text:class-names="">Room_id,</text:span><text:span text:style-name="a477" text:class-names="">floor</text:span><text:span text:style-name="a478" text:class-names="">,</text:span><text:span text:style-name="a479" text:class-names="">#Hotel_id,#</text:span><text:span text:style-name="a480" text:class-names="">Category_id</text:span><text:span text:style-name="a481" text:class-names="">)</text:span><text:span text:style-name="a482" text:class-names=""/></text:p>
            <text:p text:style-name="a489" text:class-names="" text:cond-style-name=""><text:span text:style-name="a484" text:class-names="">Category</text:span><text:span text:style-name="a485" text:class-names="">(</text:span><text:span text:style-name="a486" text:class-names="">Category_id</text:span><text:span text:style-name="a487" text:class-names="">,Category_Name,Price,Beds_Numbers</text:span><text:span text:style-name="a488" text:class-names="">)</text:span></text:p>
            <text:p text:style-name="a491" text:class-names="" text:cond-style-name=""><text:span text:style-name="a490" text:class-names=""/></text:p>
          </draw:text-box>
          <svg:title/>
          <svg:desc/>
        </draw:frame>
      </draw:page>
      <draw:page draw:name="Slide4" draw:style-name="a493" draw:master-page-name="Master1-Layout2-obj-Title-and-Content" presentation:presentation-page-layout-name="Master1-PPL2" draw:id="Slide-259">
        <draw:frame draw:id="id138" draw:style-name="a494" draw:name="Image 4" svg:x="2.96086in" svg:y="0.34409in" svg:width="7.6469in" svg:height="2.40659in" style:rel-width="scale" style:rel-height="scale">
          <draw:image xlink:href="media/image3.png" xlink:type="simple" xlink:show="embed" xlink:actuate="onLoad"/>
          <svg:title/>
          <svg:desc/>
        </draw:frame>
        <draw:frame draw:id="id139" draw:style-name="a508" draw:name="ZoneTexte 5" svg:x="3.0364in" svg:y="4.3959in" svg:width="8.60625in" svg:height="0.70684in">
          <draw:text-box>
            <text:p text:style-name="a505" text:class-names="" text:cond-style-name=""><text:span text:style-name="a495" text:class-names="">Employee</text:span><text:span text:style-name="a496" text:class-names="">(</text:span><text:span text:style-name="a497" text:class-names="">Employee_id</text:span><text:span text:style-name="a498" text:class-names=""> ,</text:span><text:span text:style-name="a499" text:class-names="">Employee_Name,Employee_</text:span><text:span text:style-name="a500" text:class-names="">Speciality</text:span><text:span text:style-name="a501" text:class-names="">,</text:span><text:span text:style-name="a502" text:class-names="">#</text:span><text:span text:style-name="a503" text:class-names="">Employee_id</text:span><text:span text:style-name="a504" text:class-names="">)</text:span></text:p>
            <text:p text:style-name="a507" text:class-names="" text:cond-style-name=""><text:span text:style-name="a50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25in" svg:y="1.22743in" svg:width="9.41527in" svg:height="4.09472in"/>
      <presentation:placeholder presentation:object="subtitle" svg:x="1.625in" svg:y="5.71974in" svg:width="5.04167in" svg:height="1.03025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2" style:display-name="Title and Content">
      <presentation:placeholder presentation:object="title" svg:x="1.33333in" svg:y="0.39931in" svg:width="10.38194in" svg:height="1.72569in"/>
      <presentation:placeholder presentation:object="object" svg:x="1.33333in" svg:y="2.53503in" svg:width="10.38194in" svg:height="4.21497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3" style:display-name="Section Header">
      <presentation:placeholder presentation:object="title" svg:x="1.33333in" svg:y="1.49701in" svg:width="10.375in" svg:height="4.02412in"/>
      <presentation:placeholder presentation:object="outline" svg:x="1.33333in" svg:y="5.8169in" svg:width="10.375in" svg:height="0.9331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4" style:display-name="Two Content">
      <presentation:placeholder presentation:object="title" svg:x="1.33333in" svg:y="0.39931in" svg:width="10.38194in" svg:height="1.72569in"/>
      <presentation:placeholder presentation:object="object" svg:x="1.33333in" svg:y="2.37126in" svg:width="5.14318in" svg:height="4.38395in"/>
      <presentation:placeholder presentation:object="object" svg:x="6.85682in" svg:y="2.37126in" svg:width="5.23042in" svg:height="4.38395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5" style:display-name="Comparison">
      <presentation:placeholder presentation:object="title" svg:x="1.33333in" svg:y="0.39931in" svg:width="10.66667in" svg:height="1.72569in"/>
      <presentation:placeholder presentation:object="outline" svg:x="1.33333in" svg:y="2.30729in" svg:width="4.92993in" svg:height="0.91564in"/>
      <presentation:placeholder presentation:object="object" svg:x="1.33333in" svg:y="3.35032in" svg:width="4.92993in" svg:height="3.41878in"/>
      <presentation:placeholder presentation:object="outline" svg:x="7.07006in" svg:y="2.30729in" svg:width="4.92993in" svg:height="0.91564in"/>
      <presentation:placeholder presentation:object="object" svg:x="7.07006in" svg:y="3.35032in" svg:width="4.92993in" svg:height="3.41878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6" style:display-name="Title Only">
      <presentation:placeholder presentation:object="title" svg:x="1.33333in" svg:y="0.39931in" svg:width="10.38194in" svg:height="1.72569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7" style:display-name="Blank">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8" style:display-name="Content with Caption">
      <presentation:placeholder presentation:object="title" svg:x="1.33333in" svg:y="0.5in" svg:width="4.13in" svg:height="3.12in"/>
      <presentation:placeholder presentation:object="object" svg:x="6.07785in" svg:y="1.07986in" svg:width="6.50549in" svg:height="5.32986in"/>
      <presentation:placeholder presentation:object="outline" svg:x="1.33333in" svg:y="3.81038in" svg:width="4.12176in" svg:height="2.60802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9" style:display-name="Picture with Caption">
      <presentation:placeholder presentation:object="title" svg:x="1.33333in" svg:y="0.5in" svg:width="4.30047in" svg:height="3.11972in"/>
      <presentation:placeholder presentation:object="graphic" svg:x="6.20605in" svg:y="0.71856in" svg:width="6.37728in" svg:height="6.03144in"/>
      <presentation:placeholder presentation:object="outline" svg:x="1.33333in" svg:y="3.81038in" svg:width="4.12176in" svg:height="2.59934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10" style:display-name="Title and Vertical Text">
      <presentation:placeholder presentation:object="title" svg:x="1.33333in" svg:y="0.39931in" svg:width="10.38194in" svg:height="1.72569in"/>
      <presentation:placeholder presentation:object="outline" svg:x="1.33333in" svg:y="2.53503in" svg:width="10.38194in" svg:height="4.21497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presentation-page-layout style:name="Master1-PPL11" style:display-name="Vertical Title and Text">
      <presentation:placeholder presentation:object="title" svg:x="9.65868in" svg:y="0.98204in" svg:width="2.92465in" svg:height="5.77317in"/>
      <presentation:placeholder presentation:object="outline" svg:x="0.91667in" svg:y="0.93413in" svg:width="8.45833in" svg:height="5.82108in"/>
      <presentation:placeholder presentation:object="date-time" svg:x="-1.12555in" svg:y="5.119in" svg:width="3.01655in" svg:height="0.39931in"/>
      <presentation:placeholder presentation:object="footer" svg:x="0.723in" svg:y="6.95139in" svg:width="6.02546in" svg:height="0.39931in"/>
      <presentation:placeholder presentation:object="page-number" svg:x="11.92638in" svg:y="6.95139in" svg:width="1.21619in" svg:height="0.39931in"/>
    </style:presentation-page-layout>
    <style:style style:family="graphic" style:name="Graphics"/>
    <style:default-style style:family="graphic">
      <style:graphic-properties draw:fill="solid" draw:fill-color="#448885" draw:opacity="100%" draw:stroke="solid" svg:stroke-width="0.01389in" svg:stroke-color="#2f6260" svg:stroke-opacity="100%" draw:stroke-linejoin="miter" svg:stroke-linecap="butt"/>
    </style:default-style>
    <draw:fill-image draw:name="a438"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draw:fill="none" draw:stroke="solid" svg:stroke-width="0.01042in" svg:stroke-color="#000000" svg:stroke-opacity="100%" draw:stroke-linejoin="miter" svg:stroke-linecap="butt"/>
    </style:style>
    <style:style style:family="graphic" style:name="a98">
      <style:graphic-properties draw:fill="none" draw:stroke="solid" svg:stroke-width="0.01042in" svg:stroke-color="#000000" svg:stroke-opacity="100%" draw:stroke-linejoin="miter" svg:stroke-linecap="butt"/>
    </style:style>
    <style:style style:family="drawing-page" style:name="a99">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text-transform="uppercase" fo:color="#000000" style:text-line-through-type="none" style:text-line-through-style="none" style:text-line-through-width="auto" style:text-line-through-color="font-color" style:text-position="0% 100%" fo:font-family="Consola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43">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4">
      <style:graphic-properties draw:fill="none" draw:stroke="solid" svg:stroke-width="0.01042in" svg:stroke-color="#000000" svg:stroke-opacity="100%" draw:stroke-linejoin="miter" svg:stroke-linecap="butt"/>
    </style:style>
    <style:style style:family="paragraph" style:name="a18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draw:fill="none" draw:stroke="solid" svg:stroke-width="0.01042in" svg:stroke-color="#000000" svg:stroke-opacity="100%" draw:stroke-linejoin="miter" svg:stroke-linecap="butt"/>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6">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
      <style:text-properties fo:text-transform="uppercase" fo:color="#000000" style:text-line-through-type="none" style:text-line-through-style="none" style:text-line-through-width="auto" style:text-line-through-color="font-color" style:text-position="0% 100%" fo:font-family="Consola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graphic" style:name="a236">
      <style:graphic-properties draw:fill="none" draw:stroke="solid" svg:stroke-width="0.01042in" svg:stroke-color="#000000" svg:stroke-opacity="100%" draw:stroke-linejoin="miter" svg:stroke-linecap="butt"/>
    </style:style>
    <style:style style:family="graphic" style:name="a237">
      <style:graphic-properties draw:fill="none" draw:stroke="solid" svg:stroke-width="0.01042in" svg:stroke-color="#000000" svg:stroke-opacity="100%" draw:stroke-linejoin="miter" svg:stroke-linecap="butt"/>
    </style:style>
    <style:style style:family="drawing-page" style:name="a238">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0">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graphic" style:name="a381">
      <style:graphic-properties draw:fill="none" draw:stroke="solid" svg:stroke-width="0.01042in" svg:stroke-color="#000000" svg:stroke-opacity="100%" draw:stroke-linejoin="miter" svg:stroke-linecap="butt"/>
    </style:style>
    <style:style style:family="graphic" style:name="a382">
      <style:graphic-properties draw:fill="none" draw:stroke="solid" svg:stroke-width="0.01042in" svg:stroke-color="#000000" svg:stroke-opacity="100%" draw:stroke-linejoin="miter" svg:stroke-linecap="butt"/>
    </style:style>
    <style:style style:family="drawing-page" style:name="a383">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38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00">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Franklin Gothic Heavy" fo:font-size="0.83333in" style:font-size-asian="0.83333in" style:font-size-complex="0.8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onsola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6">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draw:fill="none" draw:stroke="solid" svg:stroke-width="0.01042in" svg:stroke-color="#000000" svg:stroke-opacity="100%" draw:stroke-linejoin="miter" svg:stroke-linecap="butt"/>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8">
      <style:graphic-properties draw:fill="none" draw:stroke="solid" svg:stroke-width="0.01042in" svg:stroke-color="#000000" svg:stroke-opacity="100%" draw:stroke-linejoin="miter" svg:stroke-linecap="butt"/>
    </style:style>
    <style:style style:family="graphic" style:name="a417">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8">
      <style:graphic-properties draw:fill="none" draw:stroke="solid" svg:stroke-width="0.01042in" svg:stroke-color="#000000" svg:stroke-opacity="100%" draw:stroke-linejoin="miter" svg:stroke-linecap="butt"/>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draw:fill="none" draw:stroke="solid" svg:stroke-width="0.01042in" svg:stroke-color="#000000" svg:stroke-opacity="100%" draw:stroke-linejoin="miter" svg:stroke-linecap="butt"/>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
      <style:graphic-properties draw:fill="none" draw:stroke="solid" svg:stroke-width="0.01042in" svg:stroke-color="#000000" svg:stroke-opacity="100%" draw:stroke-linejoin="miter" svg:stroke-linecap="butt"/>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1042in" svg:stroke-color="#000000" svg:stroke-opacity="100%" draw:stroke-linejoin="miter" svg:stroke-linecap="butt"/>
    </style:style>
    <style:style style:family="drawing-page" style:name="a37">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Franklin Gothic Heavy" fo:font-size="0.75in" style:font-size-asian="0.75in" style:font-size-complex="0.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Franklin Gothic Heavy" fo:font-size="0.75in" style:font-size-asian="0.75in" style:font-size-complex="0.7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1">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
      <style:graphic-properties draw:fill="none" draw:stroke="solid" svg:stroke-width="0.01042in" svg:stroke-color="#000000" svg:stroke-opacity="100%" draw:stroke-linejoin="miter" svg:stroke-linecap="butt"/>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
      <style:graphic-properties draw:fill="none" draw:stroke="solid" svg:stroke-width="0.01042in" svg:stroke-color="#000000" svg:stroke-opacity="100%" draw:stroke-linejoin="miter" svg:stroke-linecap="butt"/>
    </style:style>
    <style:style style:family="drawing-page" style:name="a124">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resentation" style:name="a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graphic" style:name="a275">
      <style:graphic-properties draw:fill="none" draw:stroke="solid" svg:stroke-width="0.01042in" svg:stroke-color="#000000" svg:stroke-opacity="100%" draw:stroke-linejoin="miter" svg:stroke-linecap="butt"/>
    </style:style>
    <style:style style:family="graphic" style:name="a276">
      <style:graphic-properties draw:fill="none" draw:stroke="solid" svg:stroke-width="0.01042in" svg:stroke-color="#000000" svg:stroke-opacity="100%" draw:stroke-linejoin="miter" svg:stroke-linecap="butt"/>
    </style:style>
    <style:style style:family="drawing-page" style:name="a277">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132">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onsola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onsola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
      <style:graphic-properties draw:fill="none" draw:stroke="solid" svg:stroke-width="0.01042in" svg:stroke-color="#000000" svg:stroke-opacity="100%" draw:stroke-linejoin="miter" svg:stroke-linecap="butt"/>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draw:fill="none" draw:stroke="solid" svg:stroke-width="0.01042in" svg:stroke-color="#000000" svg:stroke-opacity="100%" draw:stroke-linejoin="miter" svg:stroke-linecap="butt"/>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20%" fo:text-align="left" style:tab-stop-distance="1in" fo:margin-left="0.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draw:fill="none" draw:stroke="solid" svg:stroke-width="0.01042in" svg:stroke-color="#000000" svg:stroke-opacity="100%" draw:stroke-linejoin="miter" svg:stroke-linecap="butt"/>
    </style:style>
    <style:style style:family="paragraph" style:name="a157">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draw:fill="none" draw:stroke="solid" svg:stroke-width="0.01042in" svg:stroke-color="#000000" svg:stroke-opacity="100%" draw:stroke-linejoin="miter" svg:stroke-linecap="but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
      <style:paragraph-properties fo:line-height="12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onsola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1.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onsola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3f2ee"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onsola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onsola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4">
      <style:graphic-properties fo:wrap-option="wrap" fo:padding-top="0.05in" fo:padding-bottom="0.05in" fo:padding-left="0.1in" fo:padding-right="0.1in" draw:textarea-vertical-align="middle" draw:textarea-horizontal-align="center" draw:fill="none"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
      <style:graphic-properties draw:fill="none" draw:stroke="solid" svg:stroke-width="0.01042in" svg:stroke-color="#000000" svg:stroke-opacity="100%" draw:stroke-linejoin="miter" svg:stroke-linecap="butt"/>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draw:fill="none" draw:stroke="solid" svg:stroke-width="0.01042in" svg:stroke-color="#000000" svg:stroke-opacity="100%" draw:stroke-linejoin="miter" svg:stroke-linecap="butt"/>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7">
      <style:drawing-page-properties draw:fill="solid" draw:fill-color="#f3f2e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onsola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onsola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Franklin Gothic Heavy"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text:list-style style:name="a355">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49">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5">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286">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33">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139">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71">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292">
      <text:list-level-style-bullet text:level="1" text:bullet-char="+">
        <style:list-level-properties text:space-before="0in" text:min-label-width="0.25in"/>
        <style:text-properties fo:font-family="Consolas" style:font-family-generic="modern" style:font-pitch="fixed" fo:font-size="100%"/>
      </text:list-level-style-bullet>
      <text:list-level-style-bullet text:level="2" text:bullet-char="+">
        <style:list-level-properties text:space-before="0.25in" text:min-label-width="0.25in"/>
        <style:text-properties fo:font-family="Consolas" style:font-family-generic="modern" style:font-pitch="fixed" fo:font-size="100%"/>
      </text:list-level-style-bullet>
      <text:list-level-style-bullet text:level="3" text:bullet-char="+">
        <style:list-level-properties text:space-before="0.45in" text:min-label-width="0.25in"/>
        <style:text-properties fo:font-family="Consolas" style:font-family-generic="modern" style:font-pitch="fixed" fo:font-size="100%"/>
      </text:list-level-style-bullet>
      <text:list-level-style-bullet text:level="4" text:bullet-char="+">
        <style:list-level-properties text:space-before="0.65in" text:min-label-width="0.25in"/>
        <style:text-properties fo:font-family="Consolas" style:font-family-generic="modern" style:font-pitch="fixed" fo:font-size="100%"/>
      </text:list-level-style-bullet>
      <text:list-level-style-bullet text:level="5" text:bullet-char="+">
        <style:list-level-properties text:space-before="0.85in" text:min-label-width="0.25in"/>
        <style:text-properties fo:font-family="Consolas" style:font-family-generic="modern" style:font-pitch="fixed" fo:font-size="100%"/>
      </text:list-level-style-bullet>
      <text:list-level-style-bullet text:level="6" text:bullet-char="+">
        <style:list-level-properties text:space-before="2.5in" text:min-label-width="0.25in"/>
        <style:text-properties fo:font-family="Consolas" style:font-family-generic="modern" style:font-pitch="fixed" fo:font-size="100%"/>
      </text:list-level-style-bullet>
      <text:list-level-style-bullet text:level="7" text:bullet-char="+">
        <style:list-level-properties text:space-before="3in" text:min-label-width="0.25in"/>
        <style:text-properties fo:font-family="Consolas" style:font-family-generic="modern" style:font-pitch="fixed" fo:font-size="100%"/>
      </text:list-level-style-bullet>
      <text:list-level-style-bullet text:level="8" text:bullet-char="+">
        <style:list-level-properties text:space-before="3.5in" text:min-label-width="0.25in"/>
        <style:text-properties fo:font-family="Consolas" style:font-family-generic="modern" style:font-pitch="fixed" fo:font-size="100%"/>
      </text:list-level-style-bullet>
      <text:list-level-style-bullet text:level="9" text:bullet-char="+">
        <style:list-level-properties text:space-before="4in" text:min-label-width="0.25in"/>
        <style:text-properties fo:font-family="Consolas" style:font-family-generic="modern" style:font-pitch="fixed"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45in" text:min-label-width="0.25in"/>
        <style:text-properties fo:font-family="Arial" style:font-family-generic="swiss" style:font-pitch="variable" fo:font-size="100%"/>
      </text:list-level-style-bullet>
      <text:list-level-style-bullet text:level="4" text:bullet-char="•">
        <style:list-level-properties text:space-before="0.65in" text:min-label-width="0.25in"/>
        <style:text-properties fo:font-family="Arial" style:font-family-generic="swiss" style:font-pitch="variable" fo:font-size="100%"/>
      </text:list-level-style-bullet>
      <text:list-level-style-bullet text:level="5" text:bullet-char="•">
        <style:list-level-properties text:space-before="0.8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treetscapeVTI" style:page-layout-name="pageLayout1" draw:style-name="a0">
      <draw:frame draw:id="id0" presentation:style-name="a3" draw:name="Title Placeholder 1" svg:x="1.33333in" svg:y="0.39931in" svg:width="10.38194in" svg:height="1.72569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33333in" svg:y="2.53503in" svg:width="10.38194in" svg:height="4.2149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transform="translate(-1.50827in -0.19965in) rotate(-4.71239) translate(0.38272in 5.31865in)" draw:name="Date Placeholder 3" svg:width="3.01655in" svg:height="0.39931in" presentation:class="date-time" presentation:placeholder="false">
        <draw:text-box>
          <text:p text:style-name="a23" text:class-names="" text:cond-style-name=""><text:span text:style-name="a20" text:class-names=""><text:date text:fixed="false" style:data-style-name="a21">8/3/2022</text:date></text:span><text:span text:style-name="a22" text:class-names=""/></text:p>
        </draw:text-box>
        <svg:title/>
        <svg:desc/>
      </draw:frame>
      <draw:frame draw:id="id3" presentation:style-name="a27" draw:name="Footer Placeholder 4" svg:x="0.723in" svg:y="6.95139in" svg:width="6.02546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11.92638in" svg:y="6.95139in" svg:width="1.21619in" svg:height="0.39931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draw:g draw:name="Group 6" draw:id="id5">
        <svg:title/>
        <svg:desc/>
        <draw:g draw:name="Group 7" draw:id="id6">
          <svg:title/>
          <svg:desc/>
          <draw:connector draw:type="line" svg:x1="0.19077in" svg:y1="7.14681in" svg:x2="0.58237in" svg:y2="7.14681in" draw:id="id8" draw:style-name="a35" draw:name="Straight Connector 9">
            <svg:title/>
            <svg:desc/>
          </draw:connector>
          <draw:connector draw:type="line" svg:x1="0.19077in" svg:y1="7.14681in" svg:x2="0.58237in" svg:y2="7.14681in" draw:id="id9" draw:style-name="a36" draw:transform="translate(-0.38657in -7.14681in) rotate(-4.71239) translate(0.38657in 7.14681in)" draw:name="Straight Connector 10">
            <svg:title/>
            <svg:desc/>
          </draw:connector>
        </draw:g>
        <draw:custom-shape svg:x="0.3314in" svg:y="7.09164in" svg:width="0.11034in" svg:height="0.11034in" draw:id="id7" draw:style-name="a34" draw:name="Oval 8">
          <svg:title/>
          <svg:desc/>
          <text:p text:style-name="a33" text:class-names="" text:cond-style-name=""><text:span text:style-name="a3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style:master-page>
    <style:master-page style:name="Master1-Layout1-title-Title-Slide" style:page-layout-name="pageLayout1" draw:style-name="a37">
      <draw:g draw:name="Group 6" draw:id="id10">
        <svg:title/>
        <svg:desc/>
        <draw:g draw:name="Group 7" draw:id="id16">
          <svg:title/>
          <svg:desc/>
          <draw:connector draw:type="line" svg:x1="0.19077in" svg:y1="7.14681in" svg:x2="0.58237in" svg:y2="7.14681in" draw:id="id18" draw:layer="Master1-bg" draw:style-name="a60" draw:name="Straight Connector 9">
            <svg:title/>
            <svg:desc/>
          </draw:connector>
          <draw:connector draw:type="line" svg:x1="0.19077in" svg:y1="7.14681in" svg:x2="0.58237in" svg:y2="7.14681in" draw:id="id19" draw:layer="Master1-bg" draw:style-name="a61" draw:transform="translate(-0.38657in -7.14681in) rotate(-4.71239) translate(0.38657in 7.14681in)" draw:name="Straight Connector 10">
            <svg:title/>
            <svg:desc/>
          </draw:connector>
        </draw:g>
        <draw:custom-shape svg:x="0.3314in" svg:y="7.09164in" svg:width="0.11034in" svg:height="0.11034in" draw:id="id17" draw:layer="Master1-bg" draw:style-name="a59" draw:name="Oval 8">
          <svg:title/>
          <svg:desc/>
          <text:p text:style-name="a58" text:class-names="" text:cond-style-name=""><text:span text:style-name="a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1" presentation:style-name="a41" draw:name="Title 1" svg:x="1.625in" svg:y="1.22743in" svg:width="9.41527in" svg:height="4.09472in" presentation:class="title" presentation:placeholder="false">
        <draw:text-box>
          <text:p text:style-name="a40" text:class-names="" text:cond-style-name=""><text:span text:style-name="a38" text:class-names="">Click to edit Master title style</text:span><text:span text:style-name="a39" text:class-names=""/></text:p>
        </draw:text-box>
        <svg:title/>
        <svg:desc/>
      </draw:frame>
      <draw:frame draw:id="id12" presentation:style-name="a44" draw:name="Subtitle 2" svg:x="1.625in" svg:y="5.71974in" svg:width="5.04167in" svg:height="1.03025in" presentation:class="subtitle" presentation:placeholder="false">
        <draw:text-box>
          <text:p text:style-name="a43" text:class-names="" text:cond-style-name=""><text:span text:style-name="a42" text:class-names="">Click to edit Master subtitle style</text:span></text:p>
        </draw:text-box>
        <svg:title/>
        <svg:desc/>
      </draw:frame>
      <draw:frame draw:id="id13" presentation:style-name="a49" draw:transform="translate(-1.50827in -0.19965in) rotate(-4.71239) translate(0.38272in 5.31865in)" draw:name="Date Placeholder 3" svg:width="3.01655in" svg:height="0.39931in" presentation:class="date-time" presentation:placeholder="false">
        <draw:text-box>
          <text:p text:style-name="a48" text:class-names="" text:cond-style-name=""><text:span text:style-name="a45" text:class-names=""><text:date text:fixed="false" style:data-style-name="a46">8/3/2022</text:date></text:span><text:span text:style-name="a47" text:class-names=""/></text:p>
        </draw:text-box>
        <svg:title/>
        <svg:desc/>
      </draw:frame>
      <draw:frame draw:id="id14" presentation:style-name="a52" draw:name="Footer Placeholder 4" svg:x="0.723in" svg:y="6.95139in" svg:width="6.02546in" svg:height="0.39931in" presentation:class="footer" presentation:placeholder="false">
        <draw:text-box>
          <text:p text:style-name="a51" text:class-names="" text:cond-style-name=""><text:span text:style-name="a50" text:class-names=""/></text:p>
        </draw:text-box>
        <svg:title/>
        <svg:desc/>
      </draw:frame>
      <draw:frame draw:id="id15" presentation:style-name="a56" draw:name="Slide Number Placeholder 5" svg:x="11.92638in" svg:y="6.95139in" svg:width="1.21619in" svg:height="0.39931in" presentation:class="page-number" presentation:placeholder="false">
        <draw:text-box>
          <text:p text:style-name="a55" text:class-names="" text:cond-style-name=""><text:span text:style-name="a53" text:class-names=""><text:page-number style:num-format="1" text:fixed="false">‹N°›</text:page-number></text:span><text:span text:style-name="a54" text:class-names=""/></text:p>
        </draw:text-box>
        <svg:title/>
        <svg:desc/>
      </draw:frame>
    </style:master-page>
    <style:master-page style:name="Master1-Layout2-obj-Title-and-Content" style:page-layout-name="pageLayout1" draw:style-name="a62">
      <draw:g draw:name="Group 6" draw:id="id20">
        <svg:title/>
        <svg:desc/>
        <draw:g draw:name="Group 7" draw:id="id26">
          <svg:title/>
          <svg:desc/>
          <draw:connector draw:type="line" svg:x1="0.19077in" svg:y1="7.14681in" svg:x2="0.58237in" svg:y2="7.14681in" draw:id="id28" draw:layer="Master1-bg" draw:style-name="a97" draw:name="Straight Connector 9">
            <svg:title/>
            <svg:desc/>
          </draw:connector>
          <draw:connector draw:type="line" svg:x1="0.19077in" svg:y1="7.14681in" svg:x2="0.58237in" svg:y2="7.14681in" draw:id="id29" draw:layer="Master1-bg" draw:style-name="a98" draw:transform="translate(-0.38657in -7.14681in) rotate(-4.71239) translate(0.38657in 7.14681in)" draw:name="Straight Connector 10">
            <svg:title/>
            <svg:desc/>
          </draw:connector>
        </draw:g>
        <draw:custom-shape svg:x="0.3314in" svg:y="7.09164in" svg:width="0.11034in" svg:height="0.11034in" draw:id="id27" draw:layer="Master1-bg" draw:style-name="a96" draw:name="Oval 8">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21" presentation:style-name="a65" draw:name="Title 1" svg:x="1.33333in" svg:y="0.39931in" svg:width="10.38194in" svg:height="1.72569in" presentation:class="title" presentation:placeholder="false">
        <draw:text-box>
          <text:p text:style-name="a64" text:class-names="" text:cond-style-name=""><text:span text:style-name="a63" text:class-names="">Click to edit Master title style</text:span></text:p>
        </draw:text-box>
        <svg:title/>
        <svg:desc/>
      </draw:frame>
      <draw:frame draw:id="id22" presentation:style-name="a81" draw:name="Content Placeholder 2" svg:x="1.33333in" svg:y="2.53503in" svg:width="10.38194in" svg:height="4.21497in" presentation:class="object" presentation:placeholder="false">
        <draw:text-box>
          <text:list text:style-name="a68">
            <text:list-item>
              <text:p text:style-name="a67" text:class-names="" text:cond-style-name=""><text:span text:style-name="a66" text:class-names="">Click to edit Master text styles</text:span></text:p>
            </text:list-item>
          </text:list>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0">
            <text:list-item>
              <text:list text:style-name="a80">
                <text:list-item>
                  <text:list text:style-name="a80">
                    <text:list-item>
                      <text:list text:style-name="a80">
                        <text:list-item>
                          <text:list text:style-name="a80">
                            <text:list-item>
                              <text:p text:style-name="a79" text:class-names="" text:cond-style-name=""><text:span text:style-name="a78" text:class-names="">Fifth level</text:span></text:p>
                            </text:list-item>
                          </text:list>
                        </text:list-item>
                      </text:list>
                    </text:list-item>
                  </text:list>
                </text:list-item>
              </text:list>
            </text:list-item>
          </text:list>
        </draw:text-box>
        <svg:title/>
        <svg:desc/>
      </draw:frame>
      <draw:frame draw:id="id23" presentation:style-name="a86" draw:transform="translate(-1.50827in -0.19965in) rotate(-4.71239) translate(0.38272in 5.31865in)" draw:name="Date Placeholder 3" svg:width="3.01655in" svg:height="0.39931in" presentation:class="date-time" presentation:placeholder="false">
        <draw:text-box>
          <text:p text:style-name="a85" text:class-names="" text:cond-style-name=""><text:span text:style-name="a82" text:class-names=""><text:date text:fixed="false" style:data-style-name="a83">8/3/2022</text:date></text:span><text:span text:style-name="a84" text:class-names=""/></text:p>
        </draw:text-box>
        <svg:title/>
        <svg:desc/>
      </draw:frame>
      <draw:frame draw:id="id24" presentation:style-name="a89" draw:name="Footer Placeholder 4" svg:x="0.723in" svg:y="6.95139in" svg:width="6.02546in" svg:height="0.39931in" presentation:class="footer" presentation:placeholder="false">
        <draw:text-box>
          <text:p text:style-name="a88" text:class-names="" text:cond-style-name=""><text:span text:style-name="a87" text:class-names=""/></text:p>
        </draw:text-box>
        <svg:title/>
        <svg:desc/>
      </draw:frame>
      <draw:frame draw:id="id25" presentation:style-name="a93" draw:name="Slide Number Placeholder 5" svg:x="11.92638in" svg:y="6.95139in" svg:width="1.21619in" svg:height="0.39931in" presentation:class="page-number" presentation:placeholder="false">
        <draw:text-box>
          <text:p text:style-name="a92" text:class-names="" text:cond-style-name=""><text:span text:style-name="a90" text:class-names=""><text:page-number style:num-format="1" text:fixed="false">‹N°›</text:page-number></text:span><text:span text:style-name="a91" text:class-names=""/></text:p>
        </draw:text-box>
        <svg:title/>
        <svg:desc/>
      </draw:frame>
    </style:master-page>
    <style:master-page style:name="Master1-Layout3-secHead-Section-Header" style:page-layout-name="pageLayout1" draw:style-name="a99">
      <draw:g draw:name="Group 6" draw:id="id30">
        <svg:title/>
        <svg:desc/>
        <draw:g draw:name="Group 7" draw:id="id36">
          <svg:title/>
          <svg:desc/>
          <draw:connector draw:type="line" svg:x1="0.19077in" svg:y1="7.14681in" svg:x2="0.58237in" svg:y2="7.14681in" draw:id="id38" draw:layer="Master1-bg" draw:style-name="a122" draw:name="Straight Connector 9">
            <svg:title/>
            <svg:desc/>
          </draw:connector>
          <draw:connector draw:type="line" svg:x1="0.19077in" svg:y1="7.14681in" svg:x2="0.58237in" svg:y2="7.14681in" draw:id="id39" draw:layer="Master1-bg" draw:style-name="a123" draw:transform="translate(-0.38657in -7.14681in) rotate(-4.71239) translate(0.38657in 7.14681in)" draw:name="Straight Connector 10">
            <svg:title/>
            <svg:desc/>
          </draw:connector>
        </draw:g>
        <draw:custom-shape svg:x="0.3314in" svg:y="7.09164in" svg:width="0.11034in" svg:height="0.11034in" draw:id="id37" draw:layer="Master1-bg" draw:style-name="a121" draw:name="Oval 8">
          <svg:title/>
          <svg:desc/>
          <text:p text:style-name="a120" text:class-names="" text:cond-style-name=""><text:span text:style-name="a1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31" presentation:style-name="a102" draw:name="Title 1" svg:x="1.33333in" svg:y="1.49701in" svg:width="10.375in" svg:height="4.02412in" presentation:class="title" presentation:placeholder="false">
        <draw:text-box>
          <text:p text:style-name="a101" text:class-names="" text:cond-style-name=""><text:span text:style-name="a100" text:class-names="">Click to edit Master title style</text:span></text:p>
        </draw:text-box>
        <svg:title/>
        <svg:desc/>
      </draw:frame>
      <draw:frame draw:id="id32" presentation:style-name="a106" draw:name="Text Placeholder 2" svg:x="1.33333in" svg:y="5.8169in" svg:width="10.375in" svg:height="0.9331in" presentation:class="outline" presentation:placeholder="false">
        <draw:text-box>
          <text:list text:style-name="a105">
            <text:list-item>
              <text:p text:style-name="a104" text:class-names="" text:cond-style-name=""><text:span text:style-name="a103" text:class-names="">Click to edit Master text styles</text:span></text:p>
            </text:list-item>
          </text:list>
        </draw:text-box>
        <svg:title/>
        <svg:desc/>
      </draw:frame>
      <draw:frame draw:id="id33" presentation:style-name="a111" draw:transform="translate(-1.50827in -0.19965in) rotate(-4.71239) translate(0.38272in 5.31865in)" draw:name="Date Placeholder 3" svg:width="3.01655in" svg:height="0.39931in" presentation:class="date-time" presentation:placeholder="false">
        <draw:text-box>
          <text:p text:style-name="a110" text:class-names="" text:cond-style-name=""><text:span text:style-name="a107" text:class-names=""><text:date text:fixed="false" style:data-style-name="a108">8/3/2022</text:date></text:span><text:span text:style-name="a109" text:class-names=""/></text:p>
        </draw:text-box>
        <svg:title/>
        <svg:desc/>
      </draw:frame>
      <draw:frame draw:id="id34" presentation:style-name="a114" draw:name="Footer Placeholder 4" svg:x="0.723in" svg:y="6.95139in" svg:width="6.02546in" svg:height="0.39931in" presentation:class="footer" presentation:placeholder="false">
        <draw:text-box>
          <text:p text:style-name="a113" text:class-names="" text:cond-style-name=""><text:span text:style-name="a112" text:class-names=""/></text:p>
        </draw:text-box>
        <svg:title/>
        <svg:desc/>
      </draw:frame>
      <draw:frame draw:id="id35" presentation:style-name="a118" draw:name="Slide Number Placeholder 5" svg:x="11.92638in" svg:y="6.95139in" svg:width="1.21619in" svg:height="0.39931in" presentation:class="page-number" presentation:placeholder="false">
        <draw:text-box>
          <text:p text:style-name="a117" text:class-names="" text:cond-style-name=""><text:span text:style-name="a115" text:class-names=""><text:page-number style:num-format="1" text:fixed="false">‹N°›</text:page-number></text:span><text:span text:style-name="a116" text:class-names=""/></text:p>
        </draw:text-box>
        <svg:title/>
        <svg:desc/>
      </draw:frame>
    </style:master-page>
    <style:master-page style:name="Master1-Layout4-twoObj-Two-Content" style:page-layout-name="pageLayout1" draw:style-name="a124">
      <draw:g draw:name="Group 6" draw:id="id40">
        <svg:title/>
        <svg:desc/>
        <draw:g draw:name="Group 7" draw:id="id47">
          <svg:title/>
          <svg:desc/>
          <draw:connector draw:type="line" svg:x1="0.19077in" svg:y1="7.14681in" svg:x2="0.58237in" svg:y2="7.14681in" draw:id="id49" draw:layer="Master1-bg" draw:style-name="a175" draw:name="Straight Connector 9">
            <svg:title/>
            <svg:desc/>
          </draw:connector>
          <draw:connector draw:type="line" svg:x1="0.19077in" svg:y1="7.14681in" svg:x2="0.58237in" svg:y2="7.14681in" draw:id="id50" draw:layer="Master1-bg" draw:style-name="a176" draw:transform="translate(-0.38657in -7.14681in) rotate(-4.71239) translate(0.38657in 7.14681in)" draw:name="Straight Connector 10">
            <svg:title/>
            <svg:desc/>
          </draw:connector>
        </draw:g>
        <draw:custom-shape svg:x="0.3314in" svg:y="7.09164in" svg:width="0.11034in" svg:height="0.11034in" draw:id="id48" draw:layer="Master1-bg" draw:style-name="a174" draw:name="Oval 8">
          <svg:title/>
          <svg:desc/>
          <text:p text:style-name="a173" text:class-names="" text:cond-style-name=""><text:span text:style-name="a1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41" presentation:style-name="a127" draw:name="Title 1" svg:x="1.33333in" svg:y="0.39931in" svg:width="10.38194in" svg:height="1.72569in" presentation:class="title" presentation:placeholder="false">
        <draw:text-box>
          <text:p text:style-name="a126" text:class-names="" text:cond-style-name=""><text:span text:style-name="a125" text:class-names="">Click to edit Master title style</text:span></text:p>
        </draw:text-box>
        <svg:title/>
        <svg:desc/>
      </draw:frame>
      <draw:frame draw:id="id42" presentation:style-name="a143" draw:name="Content Placeholder 2" svg:x="1.33333in" svg:y="2.37126in" svg:width="5.14318in" svg:height="4.38395in" presentation:class="object" presentation:placeholder="false">
        <draw:text-box>
          <text:list text:style-name="a130">
            <text:list-item>
              <text:p text:style-name="a129" text:class-names="" text:cond-style-name=""><text:span text:style-name="a128" text:class-names="">Click to 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43" presentation:style-name="a159" draw:name="Content Placeholder 3" svg:x="6.85682in" svg:y="2.37126in" svg:width="5.23042in" svg:height="4.38395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44" presentation:style-name="a164" draw:transform="translate(-1.50827in -0.19965in) rotate(-4.71239) translate(0.38272in 5.31865in)" draw:name="Date Placeholder 4" svg:width="3.01655in" svg:height="0.39931in" presentation:class="date-time" presentation:placeholder="false">
        <draw:text-box>
          <text:p text:style-name="a163" text:class-names="" text:cond-style-name=""><text:span text:style-name="a160" text:class-names=""><text:date text:fixed="false" style:data-style-name="a161">8/3/2022</text:date></text:span><text:span text:style-name="a162" text:class-names=""/></text:p>
        </draw:text-box>
        <svg:title/>
        <svg:desc/>
      </draw:frame>
      <draw:frame draw:id="id45" presentation:style-name="a167" draw:name="Footer Placeholder 5" svg:x="0.723in" svg:y="6.95139in" svg:width="6.02546in" svg:height="0.39931in" presentation:class="footer" presentation:placeholder="false">
        <draw:text-box>
          <text:p text:style-name="a166" text:class-names="" text:cond-style-name=""><text:span text:style-name="a165" text:class-names=""/></text:p>
        </draw:text-box>
        <svg:title/>
        <svg:desc/>
      </draw:frame>
      <draw:frame draw:id="id46" presentation:style-name="a171" draw:name="Slide Number Placeholder 6" svg:x="11.92638in" svg:y="6.95139in" svg:width="1.21619in" svg:height="0.39931in" presentation:class="page-number" presentation:placeholder="false">
        <draw:text-box>
          <text:p text:style-name="a170" text:class-names="" text:cond-style-name=""><text:span text:style-name="a168" text:class-names=""><text:page-number style:num-format="1" text:fixed="false">‹N°›</text:page-number></text:span><text:span text:style-name="a169" text:class-names=""/></text:p>
        </draw:text-box>
        <svg:title/>
        <svg:desc/>
      </draw:frame>
    </style:master-page>
    <style:master-page style:name="Master1-Layout5-twoTxTwoObj-Comparison" style:page-layout-name="pageLayout1" draw:style-name="a177">
      <draw:g draw:name="Group 6" draw:id="id51">
        <svg:title/>
        <svg:desc/>
        <draw:g draw:name="Group 7" draw:id="id60">
          <svg:title/>
          <svg:desc/>
          <draw:connector draw:type="line" svg:x1="0.19077in" svg:y1="7.14681in" svg:x2="0.58237in" svg:y2="7.14681in" draw:id="id62" draw:layer="Master1-bg" draw:style-name="a236" draw:name="Straight Connector 9">
            <svg:title/>
            <svg:desc/>
          </draw:connector>
          <draw:connector draw:type="line" svg:x1="0.19077in" svg:y1="7.14681in" svg:x2="0.58237in" svg:y2="7.14681in" draw:id="id63" draw:layer="Master1-bg" draw:style-name="a237" draw:transform="translate(-0.38657in -7.14681in) rotate(-4.71239) translate(0.38657in 7.14681in)" draw:name="Straight Connector 10">
            <svg:title/>
            <svg:desc/>
          </draw:connector>
        </draw:g>
        <draw:custom-shape svg:x="0.3314in" svg:y="7.09164in" svg:width="0.11034in" svg:height="0.11034in" draw:id="id61" draw:layer="Master1-bg" draw:style-name="a235" draw:name="Oval 8">
          <svg:title/>
          <svg:desc/>
          <text:p text:style-name="a234" text:class-names="" text:cond-style-name=""><text:span text:style-name="a23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52" presentation:style-name="a180" draw:name="Title 1" svg:x="1.33333in" svg:y="0.39931in" svg:width="10.66667in" svg:height="1.72569in" presentation:class="title" presentation:placeholder="false">
        <draw:text-box>
          <text:p text:style-name="a179" text:class-names="" text:cond-style-name=""><text:span text:style-name="a178" text:class-names="">Click to edit Master title style</text:span></text:p>
        </draw:text-box>
        <svg:title/>
        <svg:desc/>
      </draw:frame>
      <draw:frame draw:id="id53" presentation:style-name="a184" draw:name="Text Placeholder 2" svg:x="1.33333in" svg:y="2.30729in" svg:width="4.92993in" svg:height="0.91564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54" presentation:style-name="a200" draw:name="Content Placeholder 3" svg:x="1.33333in" svg:y="3.35032in" svg:width="4.92993in" svg:height="3.41878in" presentation:class="object" presentation:placeholder="false">
        <draw:text-box>
          <text:list text:style-name="a187">
            <text:list-item>
              <text:p text:style-name="a186" text:class-names="" text:cond-style-name=""><text:span text:style-name="a185" text:class-names="">Click to 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55" presentation:style-name="a204" draw:name="Text Placeholder 4" svg:x="7.07006in" svg:y="2.30729in" svg:width="4.92993in" svg:height="0.91564in" presentation:class="outline" presentation:placeholder="false">
        <draw:text-box>
          <text:list text:style-name="a203">
            <text:list-item>
              <text:p text:style-name="a202" text:class-names="" text:cond-style-name=""><text:span text:style-name="a201" text:class-names="">Click to edit Master text styles</text:span></text:p>
            </text:list-item>
          </text:list>
        </draw:text-box>
        <svg:title/>
        <svg:desc/>
      </draw:frame>
      <draw:frame draw:id="id56" presentation:style-name="a220" draw:name="Content Placeholder 5" svg:x="7.07006in" svg:y="3.35032in" svg:width="4.92993in" svg:height="3.41878in" presentation:class="object" presentation:placeholder="false">
        <draw:text-box>
          <text:list text:style-name="a207">
            <text:list-item>
              <text:p text:style-name="a206" text:class-names="" text:cond-style-name=""><text:span text:style-name="a205" text:class-names="">Click to 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19">
            <text:list-item>
              <text:list text:style-name="a219">
                <text:list-item>
                  <text:list text:style-name="a219">
                    <text:list-item>
                      <text:list text:style-name="a219">
                        <text:list-item>
                          <text:list text:style-name="a219">
                            <text:list-item>
                              <text:p text:style-name="a218" text:class-names="" text:cond-style-name=""><text:span text:style-name="a217" text:class-names="">Fifth level</text:span></text:p>
                            </text:list-item>
                          </text:list>
                        </text:list-item>
                      </text:list>
                    </text:list-item>
                  </text:list>
                </text:list-item>
              </text:list>
            </text:list-item>
          </text:list>
        </draw:text-box>
        <svg:title/>
        <svg:desc/>
      </draw:frame>
      <draw:frame draw:id="id57" presentation:style-name="a225" draw:transform="translate(-1.50827in -0.19965in) rotate(-4.71239) translate(0.38272in 5.31865in)" draw:name="Date Placeholder 6" svg:width="3.01655in" svg:height="0.39931in" presentation:class="date-time" presentation:placeholder="false">
        <draw:text-box>
          <text:p text:style-name="a224" text:class-names="" text:cond-style-name=""><text:span text:style-name="a221" text:class-names=""><text:date text:fixed="false" style:data-style-name="a222">8/3/2022</text:date></text:span><text:span text:style-name="a223" text:class-names=""/></text:p>
        </draw:text-box>
        <svg:title/>
        <svg:desc/>
      </draw:frame>
      <draw:frame draw:id="id58" presentation:style-name="a228" draw:name="Footer Placeholder 7" svg:x="0.723in" svg:y="6.95139in" svg:width="6.02546in" svg:height="0.39931in" presentation:class="footer" presentation:placeholder="false">
        <draw:text-box>
          <text:p text:style-name="a227" text:class-names="" text:cond-style-name=""><text:span text:style-name="a226" text:class-names=""/></text:p>
        </draw:text-box>
        <svg:title/>
        <svg:desc/>
      </draw:frame>
      <draw:frame draw:id="id59" presentation:style-name="a232" draw:name="Slide Number Placeholder 8" svg:x="11.92638in" svg:y="6.95139in" svg:width="1.21619in" svg:height="0.39931in" presentation:class="page-number" presentation:placeholder="false">
        <draw:text-box>
          <text:p text:style-name="a231" text:class-names="" text:cond-style-name=""><text:span text:style-name="a229" text:class-names=""><text:page-number style:num-format="1" text:fixed="false">‹N°›</text:page-number></text:span><text:span text:style-name="a230" text:class-names=""/></text:p>
        </draw:text-box>
        <svg:title/>
        <svg:desc/>
      </draw:frame>
    </style:master-page>
    <style:master-page style:name="Master1-Layout6-titleOnly-Title-Only" style:page-layout-name="pageLayout1" draw:style-name="a238">
      <draw:g draw:name="Group 6" draw:id="id64">
        <svg:title/>
        <svg:desc/>
        <draw:g draw:name="Group 7" draw:id="id69">
          <svg:title/>
          <svg:desc/>
          <draw:connector draw:type="line" svg:x1="0.19077in" svg:y1="7.14681in" svg:x2="0.58237in" svg:y2="7.14681in" draw:id="id71" draw:layer="Master1-bg" draw:style-name="a257" draw:name="Straight Connector 9">
            <svg:title/>
            <svg:desc/>
          </draw:connector>
          <draw:connector draw:type="line" svg:x1="0.19077in" svg:y1="7.14681in" svg:x2="0.58237in" svg:y2="7.14681in" draw:id="id72" draw:layer="Master1-bg" draw:style-name="a258" draw:transform="translate(-0.38657in -7.14681in) rotate(-4.71239) translate(0.38657in 7.14681in)" draw:name="Straight Connector 10">
            <svg:title/>
            <svg:desc/>
          </draw:connector>
        </draw:g>
        <draw:custom-shape svg:x="0.3314in" svg:y="7.09164in" svg:width="0.11034in" svg:height="0.11034in" draw:id="id70" draw:layer="Master1-bg" draw:style-name="a256" draw:name="Oval 8">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65" presentation:style-name="a241" draw:name="Title 1" svg:x="1.33333in" svg:y="0.39931in" svg:width="10.38194in" svg:height="1.72569in" presentation:class="title" presentation:placeholder="false">
        <draw:text-box>
          <text:p text:style-name="a240" text:class-names="" text:cond-style-name=""><text:span text:style-name="a239" text:class-names="">Click to edit Master title style</text:span></text:p>
        </draw:text-box>
        <svg:title/>
        <svg:desc/>
      </draw:frame>
      <draw:frame draw:id="id66" presentation:style-name="a246" draw:transform="translate(-1.50827in -0.19965in) rotate(-4.71239) translate(0.38272in 5.31865in)" draw:name="Date Placeholder 2" svg:width="3.01655in" svg:height="0.39931in" presentation:class="date-time" presentation:placeholder="false">
        <draw:text-box>
          <text:p text:style-name="a245" text:class-names="" text:cond-style-name=""><text:span text:style-name="a242" text:class-names=""><text:date text:fixed="false" style:data-style-name="a243">8/3/2022</text:date></text:span><text:span text:style-name="a244" text:class-names=""/></text:p>
        </draw:text-box>
        <svg:title/>
        <svg:desc/>
      </draw:frame>
      <draw:frame draw:id="id67" presentation:style-name="a249" draw:name="Footer Placeholder 3" svg:x="0.723in" svg:y="6.95139in" svg:width="6.02546in" svg:height="0.39931in" presentation:class="footer" presentation:placeholder="false">
        <draw:text-box>
          <text:p text:style-name="a248" text:class-names="" text:cond-style-name=""><text:span text:style-name="a247" text:class-names=""/></text:p>
        </draw:text-box>
        <svg:title/>
        <svg:desc/>
      </draw:frame>
      <draw:frame draw:id="id68" presentation:style-name="a253" draw:name="Slide Number Placeholder 4" svg:x="11.92638in" svg:y="6.95139in" svg:width="1.21619in" svg:height="0.39931in" presentation:class="page-number" presentation:placeholder="false">
        <draw:text-box>
          <text:p text:style-name="a252" text:class-names="" text:cond-style-name=""><text:span text:style-name="a250" text:class-names=""><text:page-number style:num-format="1" text:fixed="false">‹N°›</text:page-number></text:span><text:span text:style-name="a251" text:class-names=""/></text:p>
        </draw:text-box>
        <svg:title/>
        <svg:desc/>
      </draw:frame>
    </style:master-page>
    <style:master-page style:name="Master1-Layout7-blank-Blank" style:page-layout-name="pageLayout1" draw:style-name="a259">
      <draw:g draw:name="Group 6" draw:id="id73">
        <svg:title/>
        <svg:desc/>
        <draw:g draw:name="Group 7" draw:id="id77">
          <svg:title/>
          <svg:desc/>
          <draw:connector draw:type="line" svg:x1="0.19077in" svg:y1="7.14681in" svg:x2="0.58237in" svg:y2="7.14681in" draw:id="id79" draw:layer="Master1-bg" draw:style-name="a275" draw:name="Straight Connector 9">
            <svg:title/>
            <svg:desc/>
          </draw:connector>
          <draw:connector draw:type="line" svg:x1="0.19077in" svg:y1="7.14681in" svg:x2="0.58237in" svg:y2="7.14681in" draw:id="id80" draw:layer="Master1-bg" draw:style-name="a276" draw:transform="translate(-0.38657in -7.14681in) rotate(-4.71239) translate(0.38657in 7.14681in)" draw:name="Straight Connector 10">
            <svg:title/>
            <svg:desc/>
          </draw:connector>
        </draw:g>
        <draw:custom-shape svg:x="0.3314in" svg:y="7.09164in" svg:width="0.11034in" svg:height="0.11034in" draw:id="id78" draw:layer="Master1-bg" draw:style-name="a274" draw:name="Oval 8">
          <svg:title/>
          <svg:desc/>
          <text:p text:style-name="a273" text:class-names="" text:cond-style-name=""><text:span text:style-name="a2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74" presentation:style-name="a264" draw:transform="translate(-1.50827in -0.19965in) rotate(-4.71239) translate(0.38272in 5.31865in)" draw:name="Date Placeholder 1" svg:width="3.01655in" svg:height="0.39931in" presentation:class="date-time" presentation:placeholder="false">
        <draw:text-box>
          <text:p text:style-name="a263" text:class-names="" text:cond-style-name=""><text:span text:style-name="a260" text:class-names=""><text:date text:fixed="false" style:data-style-name="a261">8/3/2022</text:date></text:span><text:span text:style-name="a262" text:class-names=""/></text:p>
        </draw:text-box>
        <svg:title/>
        <svg:desc/>
      </draw:frame>
      <draw:frame draw:id="id75" presentation:style-name="a267" draw:name="Footer Placeholder 2" svg:x="0.723in" svg:y="6.95139in" svg:width="6.02546in" svg:height="0.39931in" presentation:class="footer" presentation:placeholder="false">
        <draw:text-box>
          <text:p text:style-name="a266" text:class-names="" text:cond-style-name=""><text:span text:style-name="a265" text:class-names=""/></text:p>
        </draw:text-box>
        <svg:title/>
        <svg:desc/>
      </draw:frame>
      <draw:frame draw:id="id76" presentation:style-name="a271" draw:name="Slide Number Placeholder 3" svg:x="11.92638in" svg:y="6.95139in" svg:width="1.21619in" svg:height="0.39931in" presentation:class="page-number" presentation:placeholder="false">
        <draw:text-box>
          <text:p text:style-name="a270" text:class-names="" text:cond-style-name=""><text:span text:style-name="a268" text:class-names=""><text:page-number style:num-format="1" text:fixed="false">‹N°›</text:page-number></text:span><text:span text:style-name="a269" text:class-names=""/></text:p>
        </draw:text-box>
        <svg:title/>
        <svg:desc/>
      </draw:frame>
    </style:master-page>
    <style:master-page style:name="Master1-Layout8-objTx-Content-with-Caption" style:page-layout-name="pageLayout1" draw:style-name="a277">
      <draw:g draw:name="Group 6" draw:id="id81">
        <svg:title/>
        <svg:desc/>
        <draw:g draw:name="Group 7" draw:id="id88">
          <svg:title/>
          <svg:desc/>
          <draw:connector draw:type="line" svg:x1="0.19077in" svg:y1="7.14681in" svg:x2="0.58237in" svg:y2="7.14681in" draw:id="id90" draw:layer="Master1-bg" draw:style-name="a316" draw:name="Straight Connector 9">
            <svg:title/>
            <svg:desc/>
          </draw:connector>
          <draw:connector draw:type="line" svg:x1="0.19077in" svg:y1="7.14681in" svg:x2="0.58237in" svg:y2="7.14681in" draw:id="id91" draw:layer="Master1-bg" draw:style-name="a317" draw:transform="translate(-0.38657in -7.14681in) rotate(-4.71239) translate(0.38657in 7.14681in)" draw:name="Straight Connector 10">
            <svg:title/>
            <svg:desc/>
          </draw:connector>
        </draw:g>
        <draw:custom-shape svg:x="0.3314in" svg:y="7.09164in" svg:width="0.11034in" svg:height="0.11034in" draw:id="id89"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82" presentation:style-name="a280" draw:name="Title 1" svg:x="1.33333in" svg:y="0.5in" svg:width="4.13in" svg:height="3.12in" presentation:class="title" presentation:placeholder="false">
        <draw:text-box>
          <text:p text:style-name="a279" text:class-names="" text:cond-style-name=""><text:span text:style-name="a278" text:class-names="">Click to edit Master title style</text:span></text:p>
        </draw:text-box>
        <svg:title/>
        <svg:desc/>
      </draw:frame>
      <draw:frame draw:id="id83" presentation:style-name="a296" draw:name="Content Placeholder 2" svg:x="6.07785in" svg:y="1.07986in" svg:width="6.50549in" svg:height="5.32986in" presentation:class="object" presentation:placeholder="false">
        <draw:text-box>
          <text:list text:style-name="a283">
            <text:list-item>
              <text:p text:style-name="a282" text:class-names="" text:cond-style-name=""><text:span text:style-name="a281" text:class-names="">Click to edit Master text styles</text:span></text:p>
            </text:list-item>
          </text:list>
          <text:list text:style-name="a286">
            <text:list-item>
              <text:list text:style-name="a286">
                <text:list-item>
                  <text:p text:style-name="a285" text:class-names="" text:cond-style-name=""><text:span text:style-name="a284" text:class-names="">Second level</text:span></text:p>
                </text:list-item>
              </text:list>
            </text:list-item>
          </text:list>
          <text:list text:style-name="a289">
            <text:list-item>
              <text:list text:style-name="a289">
                <text:list-item>
                  <text:list text:style-name="a289">
                    <text:list-item>
                      <text:p text:style-name="a288" text:class-names="" text:cond-style-name=""><text:span text:style-name="a287" text:class-names="">Third le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Fourth level</text:span></text:p>
                        </text:list-item>
                      </text:list>
                    </text:list-item>
                  </text:list>
                </text:list-item>
              </text:list>
            </text:list-item>
          </text:list>
          <text:list text:style-name="a295">
            <text:list-item>
              <text:list text:style-name="a295">
                <text:list-item>
                  <text:list text:style-name="a295">
                    <text:list-item>
                      <text:list text:style-name="a295">
                        <text:list-item>
                          <text:list text:style-name="a295">
                            <text:list-item>
                              <text:p text:style-name="a294" text:class-names="" text:cond-style-name=""><text:span text:style-name="a293" text:class-names="">Fifth level</text:span></text:p>
                            </text:list-item>
                          </text:list>
                        </text:list-item>
                      </text:list>
                    </text:list-item>
                  </text:list>
                </text:list-item>
              </text:list>
            </text:list-item>
          </text:list>
        </draw:text-box>
        <svg:title/>
        <svg:desc/>
      </draw:frame>
      <draw:frame draw:id="id84" presentation:style-name="a300" draw:name="Text Placeholder 3" svg:x="1.33333in" svg:y="3.81038in" svg:width="4.12176in" svg:height="2.60802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85" presentation:style-name="a305" draw:transform="translate(-1.50827in -0.19965in) rotate(-4.71239) translate(0.38272in 5.31865in)" draw:name="Date Placeholder 4" svg:width="3.01655in" svg:height="0.39931in" presentation:class="date-time" presentation:placeholder="false">
        <draw:text-box>
          <text:p text:style-name="a304" text:class-names="" text:cond-style-name=""><text:span text:style-name="a301" text:class-names=""><text:date text:fixed="false" style:data-style-name="a302">8/3/2022</text:date></text:span><text:span text:style-name="a303" text:class-names=""/></text:p>
        </draw:text-box>
        <svg:title/>
        <svg:desc/>
      </draw:frame>
      <draw:frame draw:id="id86" presentation:style-name="a308" draw:name="Footer Placeholder 5" svg:x="0.723in" svg:y="6.95139in" svg:width="6.02546in" svg:height="0.39931in" presentation:class="footer" presentation:placeholder="false">
        <draw:text-box>
          <text:p text:style-name="a307" text:class-names="" text:cond-style-name=""><text:span text:style-name="a306" text:class-names=""/></text:p>
        </draw:text-box>
        <svg:title/>
        <svg:desc/>
      </draw:frame>
      <draw:frame draw:id="id87" presentation:style-name="a312" draw:name="Slide Number Placeholder 6" svg:x="11.92638in" svg:y="6.95139in" svg:width="1.21619in" svg:height="0.39931in" presentation:class="page-number" presentation:placeholder="false">
        <draw:text-box>
          <text:p text:style-name="a311" text:class-names="" text:cond-style-name=""><text:span text:style-name="a309" text:class-names=""><text:page-number style:num-format="1" text:fixed="false">‹N°›</text:page-number></text:span><text:span text:style-name="a310" text:class-names=""/></text:p>
        </draw:text-box>
        <svg:title/>
        <svg:desc/>
      </draw:frame>
    </style:master-page>
    <style:master-page style:name="Master1-Layout9-picTx-Picture-with-Caption" style:page-layout-name="pageLayout1" draw:style-name="a318">
      <draw:g draw:name="Group 6" draw:id="id92">
        <svg:title/>
        <svg:desc/>
        <draw:g draw:name="Group 7" draw:id="id99">
          <svg:title/>
          <svg:desc/>
          <draw:connector draw:type="line" svg:x1="0.19077in" svg:y1="7.14681in" svg:x2="0.58237in" svg:y2="7.14681in" draw:id="id101" draw:layer="Master1-bg" draw:style-name="a344" draw:name="Straight Connector 9">
            <svg:title/>
            <svg:desc/>
          </draw:connector>
          <draw:connector draw:type="line" svg:x1="0.19077in" svg:y1="7.14681in" svg:x2="0.58237in" svg:y2="7.14681in" draw:id="id102" draw:layer="Master1-bg" draw:style-name="a345" draw:transform="translate(-0.38657in -7.14681in) rotate(-4.71239) translate(0.38657in 7.14681in)" draw:name="Straight Connector 10">
            <svg:title/>
            <svg:desc/>
          </draw:connector>
        </draw:g>
        <draw:custom-shape svg:x="0.3314in" svg:y="7.09164in" svg:width="0.11034in" svg:height="0.11034in" draw:id="id100" draw:layer="Master1-bg" draw:style-name="a343" draw:name="Oval 8">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93" presentation:style-name="a321" draw:name="Title 1" svg:x="1.33333in" svg:y="0.5in" svg:width="4.30047in" svg:height="3.11972in" presentation:class="title" presentation:placeholder="false">
        <draw:text-box>
          <text:p text:style-name="a320" text:class-names="" text:cond-style-name=""><text:span text:style-name="a319" text:class-names="">Click to edit Master title style</text:span></text:p>
        </draw:text-box>
        <svg:title/>
        <svg:desc/>
      </draw:frame>
      <draw:frame draw:id="id94" presentation:style-name="a324" draw:name="Picture Placeholder 2" svg:x="6.20605in" svg:y="0.71856in" svg:width="6.37728in" svg:height="6.03144in" presentation:class="graphic" presentation:placeholder="false">
        <draw:text-box>
          <text:p text:style-name="a323" text:class-names="" text:cond-style-name=""><text:span text:style-name="a322" text:class-names="">Click icon to add picture</text:span></text:p>
        </draw:text-box>
        <svg:title/>
        <svg:desc/>
      </draw:frame>
      <draw:frame draw:id="id95" presentation:style-name="a328" draw:name="Text Placeholder 3" svg:x="1.33333in" svg:y="3.81038in" svg:width="4.12176in" svg:height="2.59934in" presentation:class="outline" presentation:placeholder="false">
        <draw:text-box>
          <text:list text:style-name="a327">
            <text:list-item>
              <text:p text:style-name="a326" text:class-names="" text:cond-style-name=""><text:span text:style-name="a325" text:class-names="">Click to edit Master text styles</text:span></text:p>
            </text:list-item>
          </text:list>
        </draw:text-box>
        <svg:title/>
        <svg:desc/>
      </draw:frame>
      <draw:frame draw:id="id96" presentation:style-name="a333" draw:transform="translate(-1.50827in -0.19965in) rotate(-4.71239) translate(0.38272in 5.31865in)" draw:name="Date Placeholder 4" svg:width="3.01655in" svg:height="0.39931in" presentation:class="date-time" presentation:placeholder="false">
        <draw:text-box>
          <text:p text:style-name="a332" text:class-names="" text:cond-style-name=""><text:span text:style-name="a329" text:class-names=""><text:date text:fixed="false" style:data-style-name="a330">8/3/2022</text:date></text:span><text:span text:style-name="a331" text:class-names=""/></text:p>
        </draw:text-box>
        <svg:title/>
        <svg:desc/>
      </draw:frame>
      <draw:frame draw:id="id97" presentation:style-name="a336" draw:name="Footer Placeholder 5" svg:x="0.723in" svg:y="6.95139in" svg:width="6.02546in" svg:height="0.39931in" presentation:class="footer" presentation:placeholder="false">
        <draw:text-box>
          <text:p text:style-name="a335" text:class-names="" text:cond-style-name=""><text:span text:style-name="a334" text:class-names=""/></text:p>
        </draw:text-box>
        <svg:title/>
        <svg:desc/>
      </draw:frame>
      <draw:frame draw:id="id98" presentation:style-name="a340" draw:name="Slide Number Placeholder 6" svg:x="11.92638in" svg:y="6.95139in" svg:width="1.21619in" svg:height="0.39931in" presentation:class="page-number" presentation:placeholder="false">
        <draw:text-box>
          <text:p text:style-name="a339" text:class-names="" text:cond-style-name=""><text:span text:style-name="a337" text:class-names=""><text:page-number style:num-format="1" text:fixed="false">‹N°›</text:page-number></text:span><text:span text:style-name="a338" text:class-names=""/></text:p>
        </draw:text-box>
        <svg:title/>
        <svg:desc/>
      </draw:frame>
    </style:master-page>
    <style:master-page style:name="Master1-Layout10-vertTx-Title-and-Vertical-Text" style:page-layout-name="pageLayout1" draw:style-name="a346">
      <draw:g draw:name="Group 6" draw:id="id103">
        <svg:title/>
        <svg:desc/>
        <draw:g draw:name="Group 7" draw:id="id109">
          <svg:title/>
          <svg:desc/>
          <draw:connector draw:type="line" svg:x1="0.19077in" svg:y1="7.14681in" svg:x2="0.58237in" svg:y2="7.14681in" draw:id="id111" draw:layer="Master1-bg" draw:style-name="a381" draw:name="Straight Connector 9">
            <svg:title/>
            <svg:desc/>
          </draw:connector>
          <draw:connector draw:type="line" svg:x1="0.19077in" svg:y1="7.14681in" svg:x2="0.58237in" svg:y2="7.14681in" draw:id="id112" draw:layer="Master1-bg" draw:style-name="a382" draw:transform="translate(-0.38657in -7.14681in) rotate(-4.71239) translate(0.38657in 7.14681in)" draw:name="Straight Connector 10">
            <svg:title/>
            <svg:desc/>
          </draw:connector>
        </draw:g>
        <draw:custom-shape svg:x="0.3314in" svg:y="7.09164in" svg:width="0.11034in" svg:height="0.11034in" draw:id="id110" draw:layer="Master1-bg" draw:style-name="a380" draw:name="Oval 8">
          <svg:title/>
          <svg:desc/>
          <text:p text:style-name="a379" text:class-names="" text:cond-style-name=""><text:span text:style-name="a37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04" presentation:style-name="a349" draw:name="Title 1" svg:x="1.33333in" svg:y="0.39931in" svg:width="10.38194in" svg:height="1.72569in" presentation:class="title" presentation:placeholder="false">
        <draw:text-box>
          <text:p text:style-name="a348" text:class-names="" text:cond-style-name=""><text:span text:style-name="a347" text:class-names="">Click to edit Master title style</text:span></text:p>
        </draw:text-box>
        <svg:title/>
        <svg:desc/>
      </draw:frame>
      <draw:frame draw:id="id105" presentation:style-name="a365" draw:name="Vertical Text Placeholder 2" svg:x="1.33333in" svg:y="2.53503in" svg:width="10.38194in" svg:height="4.21497in" presentation:class="outline"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2" text:class-names="">Fifth level</text:span></text:p>
                            </text:list-item>
                          </text:list>
                        </text:list-item>
                      </text:list>
                    </text:list-item>
                  </text:list>
                </text:list-item>
              </text:list>
            </text:list-item>
          </text:list>
        </draw:text-box>
        <svg:title/>
        <svg:desc/>
      </draw:frame>
      <draw:frame draw:id="id106" presentation:style-name="a370" draw:transform="translate(-1.50827in -0.19965in) rotate(-4.71239) translate(0.38272in 5.31865in)" draw:name="Date Placeholder 3" svg:width="3.01655in" svg:height="0.39931in" presentation:class="date-time" presentation:placeholder="false">
        <draw:text-box>
          <text:p text:style-name="a369" text:class-names="" text:cond-style-name=""><text:span text:style-name="a366" text:class-names=""><text:date text:fixed="false" style:data-style-name="a367">8/3/2022</text:date></text:span><text:span text:style-name="a368" text:class-names=""/></text:p>
        </draw:text-box>
        <svg:title/>
        <svg:desc/>
      </draw:frame>
      <draw:frame draw:id="id107" presentation:style-name="a373" draw:name="Footer Placeholder 4" svg:x="0.723in" svg:y="6.95139in" svg:width="6.02546in" svg:height="0.39931in" presentation:class="footer" presentation:placeholder="false">
        <draw:text-box>
          <text:p text:style-name="a372" text:class-names="" text:cond-style-name=""><text:span text:style-name="a371" text:class-names=""/></text:p>
        </draw:text-box>
        <svg:title/>
        <svg:desc/>
      </draw:frame>
      <draw:frame draw:id="id108" presentation:style-name="a377" draw:name="Slide Number Placeholder 5" svg:x="11.92638in" svg:y="6.95139in" svg:width="1.21619in" svg:height="0.39931in" presentation:class="page-number" presentation:placeholder="false">
        <draw:text-box>
          <text:p text:style-name="a376" text:class-names="" text:cond-style-name=""><text:span text:style-name="a374" text:class-names=""><text:page-number style:num-format="1" text:fixed="false">‹N°›</text:page-number></text:span><text:span text:style-name="a375" text:class-names=""/></text:p>
        </draw:text-box>
        <svg:title/>
        <svg:desc/>
      </draw:frame>
    </style:master-page>
    <style:master-page style:name="Master1-Layout11-vertTitleAndTx-Vertical-Title-and-Text" style:page-layout-name="pageLayout1" draw:style-name="a383">
      <draw:g draw:name="Group 6" draw:id="id113">
        <svg:title/>
        <svg:desc/>
        <draw:g draw:name="Group 7" draw:id="id119">
          <svg:title/>
          <svg:desc/>
          <draw:connector draw:type="line" svg:x1="0.19077in" svg:y1="7.14681in" svg:x2="0.58237in" svg:y2="7.14681in" draw:id="id121" draw:layer="Master1-bg" draw:style-name="a418" draw:name="Straight Connector 9">
            <svg:title/>
            <svg:desc/>
          </draw:connector>
          <draw:connector draw:type="line" svg:x1="0.19077in" svg:y1="7.14681in" svg:x2="0.58237in" svg:y2="7.14681in" draw:id="id122" draw:layer="Master1-bg" draw:style-name="a419" draw:transform="translate(-0.38657in -7.14681in) rotate(-4.71239) translate(0.38657in 7.14681in)" draw:name="Straight Connector 10">
            <svg:title/>
            <svg:desc/>
          </draw:connector>
        </draw:g>
        <draw:custom-shape svg:x="0.3314in" svg:y="7.09164in" svg:width="0.11034in" svg:height="0.11034in" draw:id="id120" draw:layer="Master1-bg" draw:style-name="a417" draw:name="Oval 8">
          <svg:title/>
          <svg:desc/>
          <text:p text:style-name="a416" text:class-names="" text:cond-style-name=""><text:span text:style-name="a4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frame draw:id="id114" presentation:style-name="a386" draw:name="Vertical Title 1" svg:x="9.65868in" svg:y="0.98204in" svg:width="2.92465in" svg:height="5.77317in" presentation:class="title" presentation:placeholder="false">
        <draw:text-box>
          <text:p text:style-name="a385" text:class-names="" text:cond-style-name=""><text:span text:style-name="a384" text:class-names="">Click to edit Master title style</text:span></text:p>
        </draw:text-box>
        <svg:title/>
        <svg:desc/>
      </draw:frame>
      <draw:frame draw:id="id115" presentation:style-name="a402" draw:name="Vertical Text Placeholder 2" svg:x="0.91667in" svg:y="0.93413in" svg:width="8.45833in" svg:height="5.82108in" presentation:class="outline" presentation:placeholder="false">
        <draw:text-box>
          <text:list text:style-name="a389">
            <text:list-item>
              <text:p text:style-name="a388" text:class-names="" text:cond-style-name=""><text:span text:style-name="a387" text:class-names="">Click to edit Master text styles</text:span></text:p>
            </text:list-item>
          </text:list>
          <text:list text:style-name="a392">
            <text:list-item>
              <text:list text:style-name="a392">
                <text:list-item>
                  <text:p text:style-name="a391" text:class-names="" text:cond-style-name=""><text:span text:style-name="a390" text:class-names="">Second level</text:span></text:p>
                </text:list-item>
              </text:list>
            </text:list-item>
          </text:list>
          <text:list text:style-name="a395">
            <text:list-item>
              <text:list text:style-name="a395">
                <text:list-item>
                  <text:list text:style-name="a395">
                    <text:list-item>
                      <text:p text:style-name="a394" text:class-names="" text:cond-style-name=""><text:span text:style-name="a393" text:class-names="">Third level</text:span></text:p>
                    </text:list-item>
                  </text:list>
                </text:list-item>
              </text:list>
            </text:list-item>
          </text:list>
          <text:list text:style-name="a398">
            <text:list-item>
              <text:list text:style-name="a398">
                <text:list-item>
                  <text:list text:style-name="a398">
                    <text:list-item>
                      <text:list text:style-name="a398">
                        <text:list-item>
                          <text:p text:style-name="a397" text:class-names="" text:cond-style-name=""><text:span text:style-name="a396" text:class-names="">Fourth level</text:span></text:p>
                        </text:list-item>
                      </text:list>
                    </text:list-item>
                  </text:list>
                </text:list-item>
              </text:list>
            </text:list-item>
          </text:list>
          <text:list text:style-name="a401">
            <text:list-item>
              <text:list text:style-name="a401">
                <text:list-item>
                  <text:list text:style-name="a401">
                    <text:list-item>
                      <text:list text:style-name="a401">
                        <text:list-item>
                          <text:list text:style-name="a401">
                            <text:list-item>
                              <text:p text:style-name="a400" text:class-names="" text:cond-style-name=""><text:span text:style-name="a399" text:class-names="">Fifth level</text:span></text:p>
                            </text:list-item>
                          </text:list>
                        </text:list-item>
                      </text:list>
                    </text:list-item>
                  </text:list>
                </text:list-item>
              </text:list>
            </text:list-item>
          </text:list>
        </draw:text-box>
        <svg:title/>
        <svg:desc/>
      </draw:frame>
      <draw:frame draw:id="id116" presentation:style-name="a407" draw:transform="translate(-1.50827in -0.19965in) rotate(-4.71239) translate(0.38272in 5.31865in)" draw:name="Date Placeholder 3" svg:width="3.01655in" svg:height="0.39931in" presentation:class="date-time" presentation:placeholder="false">
        <draw:text-box>
          <text:p text:style-name="a406" text:class-names="" text:cond-style-name=""><text:span text:style-name="a403" text:class-names=""><text:date text:fixed="false" style:data-style-name="a404">8/3/2022</text:date></text:span><text:span text:style-name="a405" text:class-names=""/></text:p>
        </draw:text-box>
        <svg:title/>
        <svg:desc/>
      </draw:frame>
      <draw:frame draw:id="id117" presentation:style-name="a410" draw:name="Footer Placeholder 4" svg:x="0.723in" svg:y="6.95139in" svg:width="6.02546in" svg:height="0.39931in" presentation:class="footer" presentation:placeholder="false">
        <draw:text-box>
          <text:p text:style-name="a409" text:class-names="" text:cond-style-name=""><text:span text:style-name="a408" text:class-names=""/></text:p>
        </draw:text-box>
        <svg:title/>
        <svg:desc/>
      </draw:frame>
      <draw:frame draw:id="id118" presentation:style-name="a414" draw:name="Slide Number Placeholder 5" svg:x="11.92638in" svg:y="6.95139in" svg:width="1.21619in" svg:height="0.39931in" presentation:class="page-number" presentation:placeholder="false">
        <draw:text-box>
          <text:p text:style-name="a413" text:class-names="" text:cond-style-name=""><text:span text:style-name="a411" text:class-names=""><text:page-number style:num-format="1" text:fixed="false">‹N°›</text:page-number></text:span><text:span text:style-name="a412"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onvert the  entity relationship model to a relational diagram</dc:title>
    <meta:initial-creator>TOUATI zohra</meta:initial-creator>
    <dc:creator>TOUATI zohra</dc:creator>
    <meta:creation-date>2022-08-03T13:48:21Z</meta:creation-date>
    <dc:date>2022-08-03T14:10:01Z</dc:date>
    <meta:editing-cycles>1</meta:editing-cycles>
    <meta:editing-duration>PT1300S</meta:editing-duration>
    <meta:document-statistic meta:paragraph-count="7" meta:word-count="97"/>
  </office:meta>
</office:document-meta>
</file>